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8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6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5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6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643820" table:style-name="ce58">
            <text:p>8,643,820</text:p>
          </table:table-cell>
          <table:table-cell office:value-type="float" office:value="23566853" table:style-name="ce59">
            <text:p>23,566,853</text:p>
          </table:table-cell>
          <table:table-cell office:value-type="float" office:value="11718525" table:style-name="ce59">
            <text:p>11,718,525</text:p>
          </table:table-cell>
          <table:table-cell office:value-type="float" office:value="11848328" table:style-name="ce60">
            <text:p>11,848,328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42120" table:style-name="ce58">
            <text:p>1,542,120</text:p>
          </table:table-cell>
          <table:table-cell office:value-type="float" office:value="3986291" table:style-name="ce63">
            <text:p>3,986,291</text:p>
          </table:table-cell>
          <table:table-cell office:value-type="float" office:value="1953303" table:style-name="ce63">
            <text:p>1,953,303</text:p>
          </table:table-cell>
          <table:table-cell office:value-type="float" office:value="2032988" table:style-name="ce60">
            <text:p>2,032,98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50593" table:style-name="ce58">
            <text:p>1,050,593</text:p>
          </table:table-cell>
          <table:table-cell office:value-type="float" office:value="2683321" table:style-name="ce63">
            <text:p>2,683,321</text:p>
          </table:table-cell>
          <table:table-cell office:value-type="float" office:value="1282030" table:style-name="ce63">
            <text:p>1,282,030</text:p>
          </table:table-cell>
          <table:table-cell office:value-type="float" office:value="1401291" table:style-name="ce60">
            <text:p>1,401,29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89075" table:style-name="ce58">
            <text:p>789,075</text:p>
          </table:table-cell>
          <table:table-cell office:value-type="float" office:value="2184655" table:style-name="ce63">
            <text:p>2,184,655</text:p>
          </table:table-cell>
          <table:table-cell office:value-type="float" office:value="1088179" table:style-name="ce63">
            <text:p>1,088,179</text:p>
          </table:table-cell>
          <table:table-cell office:value-type="float" office:value="1096476" table:style-name="ce60">
            <text:p>1,096,47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7971" table:style-name="ce58">
            <text:p>957,971</text:p>
          </table:table-cell>
          <table:table-cell office:value-type="float" office:value="2785159" table:style-name="ce63">
            <text:p>2,785,159</text:p>
          </table:table-cell>
          <table:table-cell office:value-type="float" office:value="1373382" table:style-name="ce63">
            <text:p>1,373,382</text:p>
          </table:table-cell>
          <table:table-cell office:value-type="float" office:value="1411777" table:style-name="ce60">
            <text:p>1,411,77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3520" table:style-name="ce58">
            <text:p>683,520</text:p>
          </table:table-cell>
          <table:table-cell office:value-type="float" office:value="1886465" table:style-name="ce63">
            <text:p>1,886,465</text:p>
          </table:table-cell>
          <table:table-cell office:value-type="float" office:value="942317" table:style-name="ce63">
            <text:p>942,317</text:p>
          </table:table-cell>
          <table:table-cell office:value-type="float" office:value="944148" table:style-name="ce60">
            <text:p>944,148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91722" table:style-name="ce58">
            <text:p>1,091,722</text:p>
          </table:table-cell>
          <table:table-cell office:value-type="float" office:value="2776846" table:style-name="ce62">
            <text:p>2,776,846</text:p>
          </table:table-cell>
          <table:table-cell office:value-type="float" office:value="1375691" table:style-name="ce63">
            <text:p>1,375,691</text:p>
          </table:table-cell>
          <table:table-cell office:value-type="float" office:value="1401155" table:style-name="ce60">
            <text:p>1,401,155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86078" table:style-name="ce58">
            <text:p>2,486,078</text:p>
          </table:table-cell>
          <table:table-cell office:value-type="float" office:value="7114020" table:style-name="ce62">
            <text:p>7,114,020</text:p>
          </table:table-cell>
          <table:table-cell office:value-type="float" office:value="3627697" table:style-name="ce63">
            <text:p>3,627,697</text:p>
          </table:table-cell>
          <table:table-cell office:value-type="float" office:value="3486323" table:style-name="ce60">
            <text:p>3,486,323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8543" table:style-name="ce37">
            <text:p>168,543</text:p>
          </table:table-cell>
          <table:table-cell office:value-type="float" office:value="456688" table:style-name="ce38">
            <text:p>456,688</text:p>
          </table:table-cell>
          <table:table-cell office:value-type="float" office:value="231048" table:style-name="ce38">
            <text:p>231,048</text:p>
          </table:table-cell>
          <table:table-cell office:value-type="float" office:value="225640" table:style-name="ce38">
            <text:p>225,64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90932" table:style-name="ce37">
            <text:p>190,932</text:p>
          </table:table-cell>
          <table:table-cell office:value-type="float" office:value="551816" table:style-name="ce38">
            <text:p>551,816</text:p>
          </table:table-cell>
          <table:table-cell office:value-type="float" office:value="281899" table:style-name="ce38">
            <text:p>281,899</text:p>
          </table:table-cell>
          <table:table-cell office:value-type="float" office:value="269917" table:style-name="ce38">
            <text:p>269,91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7738" table:style-name="ce37">
            <text:p>187,738</text:p>
          </table:table-cell>
          <table:table-cell office:value-type="float" office:value="554267" table:style-name="ce38">
            <text:p>554,267</text:p>
          </table:table-cell>
          <table:table-cell office:value-type="float" office:value="286057" table:style-name="ce38">
            <text:p>286,057</text:p>
          </table:table-cell>
          <table:table-cell office:value-type="float" office:value="268210" table:style-name="ce38">
            <text:p>268,21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7010" table:style-name="ce37">
            <text:p>387,010</text:p>
          </table:table-cell>
          <table:table-cell office:value-type="float" office:value="1282669" table:style-name="ce38">
            <text:p>1,282,669</text:p>
          </table:table-cell>
          <table:table-cell office:value-type="float" office:value="653799" table:style-name="ce38">
            <text:p>653,799</text:p>
          </table:table-cell>
          <table:table-cell office:value-type="float" office:value="628870" table:style-name="ce38">
            <text:p>628,87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8037" table:style-name="ce37">
            <text:p>178,037</text:p>
          </table:table-cell>
          <table:table-cell office:value-type="float" office:value="501474" table:style-name="ce38">
            <text:p>501,474</text:p>
          </table:table-cell>
          <table:table-cell office:value-type="float" office:value="256920" table:style-name="ce38">
            <text:p>256,920</text:p>
          </table:table-cell>
          <table:table-cell office:value-type="float" office:value="244554" table:style-name="ce38">
            <text:p>244,554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0303" table:style-name="ce37">
            <text:p>240,303</text:p>
          </table:table-cell>
          <table:table-cell office:value-type="float" office:value="690662" table:style-name="ce38">
            <text:p>690,662</text:p>
          </table:table-cell>
          <table:table-cell office:value-type="float" office:value="358358" table:style-name="ce38">
            <text:p>358,358</text:p>
          </table:table-cell>
          <table:table-cell office:value-type="float" office:value="332304" table:style-name="ce38">
            <text:p>332,3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879" table:style-name="ce37">
            <text:p>182,879</text:p>
          </table:table-cell>
          <table:table-cell office:value-type="float" office:value="511520" table:style-name="ce38">
            <text:p>511,520</text:p>
          </table:table-cell>
          <table:table-cell office:value-type="float" office:value="266108" table:style-name="ce38">
            <text:p>266,108</text:p>
          </table:table-cell>
          <table:table-cell office:value-type="float" office:value="245412" table:style-name="ce38">
            <text:p>245,4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757" table:style-name="ce37">
            <text:p>286,757</text:p>
          </table:table-cell>
          <table:table-cell office:value-type="float" office:value="830303" table:style-name="ce38">
            <text:p>830,303</text:p>
          </table:table-cell>
          <table:table-cell office:value-type="float" office:value="424680" table:style-name="ce38">
            <text:p>424,680</text:p>
          </table:table-cell>
          <table:table-cell office:value-type="float" office:value="405623" table:style-name="ce38">
            <text:p>405,6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869" table:style-name="ce37">
            <text:p>82,869</text:p>
          </table:table-cell>
          <table:table-cell office:value-type="float" office:value="219627" table:style-name="ce56">
            <text:p>219,627</text:p>
          </table:table-cell>
          <table:table-cell office:value-type="float" office:value="113415" table:style-name="ce38">
            <text:p>113,415</text:p>
          </table:table-cell>
          <table:table-cell office:value-type="float" office:value="106212" table:style-name="ce38">
            <text:p>106,2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901" table:style-name="ce37">
            <text:p>125,901</text:p>
          </table:table-cell>
          <table:table-cell office:value-type="float" office:value="329374" table:style-name="ce38">
            <text:p>329,374</text:p>
          </table:table-cell>
          <table:table-cell office:value-type="float" office:value="167288" table:style-name="ce38">
            <text:p>167,288</text:p>
          </table:table-cell>
          <table:table-cell office:value-type="float" office:value="162086" table:style-name="ce38">
            <text:p>162,0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884" table:style-name="ce37">
            <text:p>39,884</text:p>
          </table:table-cell>
          <table:table-cell office:value-type="float" office:value="104005" table:style-name="ce38">
            <text:p>104,005</text:p>
          </table:table-cell>
          <table:table-cell office:value-type="float" office:value="53592" table:style-name="ce38">
            <text:p>53,592</text:p>
          </table:table-cell>
          <table:table-cell office:value-type="float" office:value="50413" table:style-name="ce38">
            <text:p>50,4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800" table:style-name="ce37">
            <text:p>152,800</text:p>
          </table:table-cell>
          <table:table-cell office:value-type="float" office:value="371560" table:style-name="ce38">
            <text:p>371,560</text:p>
          </table:table-cell>
          <table:table-cell office:value-type="float" office:value="185963" table:style-name="ce38">
            <text:p>185,963</text:p>
          </table:table-cell>
          <table:table-cell office:value-type="float" office:value="185597" table:style-name="ce38">
            <text:p>185,5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2992" table:style-name="ce37">
            <text:p>162,992</text:p>
          </table:table-cell>
          <table:table-cell office:value-type="float" office:value="440717" table:style-name="ce38">
            <text:p>440,717</text:p>
          </table:table-cell>
          <table:table-cell office:value-type="float" office:value="217633" table:style-name="ce38">
            <text:p>217,633</text:p>
          </table:table-cell>
          <table:table-cell office:value-type="float" office:value="223084" table:style-name="ce38">
            <text:p>223,0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433" table:style-name="ce37">
            <text:p>99,433</text:p>
          </table:table-cell>
          <table:table-cell office:value-type="float" office:value="269338" table:style-name="ce38">
            <text:p>269,338</text:p>
          </table:table-cell>
          <table:table-cell office:value-type="float" office:value="130937" table:style-name="ce38">
            <text:p>130,937</text:p>
          </table:table-cell>
          <table:table-cell office:value-type="float" office:value="138401" table:style-name="ce38">
            <text:p>138,40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741" table:style-name="ce58">
            <text:p>42,741</text:p>
          </table:table-cell>
          <table:table-cell office:value-type="float" office:value="150096" table:style-name="ce62">
            <text:p>150,096</text:p>
          </table:table-cell>
          <table:table-cell office:value-type="float" office:value="75926" table:style-name="ce62">
            <text:p>75,926</text:p>
          </table:table-cell>
          <table:table-cell office:value-type="float" office:value="74170" table:style-name="ce62">
            <text:p>74,1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899" table:style-name="ce37">
            <text:p>39,899</text:p>
          </table:table-cell>
          <table:table-cell office:value-type="float" office:value="137255" table:style-name="ce38">
            <text:p>137,255</text:p>
          </table:table-cell>
          <table:table-cell office:value-type="float" office:value="68605" table:style-name="ce38">
            <text:p>68,605</text:p>
          </table:table-cell>
          <table:table-cell office:value-type="float" office:value="68650" table:style-name="ce38">
            <text:p>68,65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842" table:style-name="ce39">
            <text:p>2,842</text:p>
          </table:table-cell>
          <table:table-cell office:value-type="float" office:value="12841" table:style-name="ce40">
            <text:p>12,841</text:p>
          </table:table-cell>
          <table:table-cell office:value-type="float" office:value="7321" table:style-name="ce40">
            <text:p>7,321</text:p>
          </table:table-cell>
          <table:table-cell office:value-type="float" office:value="5520" table:style-name="ce40">
            <text:p>5,520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12<text:span text:style-name="T2">月</text:span>4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42120" table:style-name="ce83">
            <text:p>1,542,120</text:p>
          </table:table-cell>
          <table:table-cell office:value-type="float" office:value="3986291" table:style-name="ce80">
            <text:p>3,986,291</text:p>
          </table:table-cell>
          <table:table-cell office:value-type="float" office:value="1953303" table:style-name="ce80">
            <text:p>1,953,303</text:p>
          </table:table-cell>
          <table:table-cell office:value-type="float" office:value="2032988" table:style-name="ce84">
            <text:p>2,032,98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8233" table:style-name="ce9">
            <text:p>208,233</text:p>
          </table:table-cell>
          <table:table-cell office:value-type="float" office:value="551557" table:style-name="ce11">
            <text:p>551,557</text:p>
          </table:table-cell>
          <table:table-cell office:value-type="float" office:value="269319" table:style-name="ce11">
            <text:p>269,319</text:p>
          </table:table-cell>
          <table:table-cell office:value-type="float" office:value="282238" table:style-name="ce23">
            <text:p>282,2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999" table:style-name="ce9">
            <text:p>150,999</text:p>
          </table:table-cell>
          <table:table-cell office:value-type="float" office:value="387651" table:style-name="ce11">
            <text:p>387,651</text:p>
          </table:table-cell>
          <table:table-cell office:value-type="float" office:value="190761" table:style-name="ce11">
            <text:p>190,761</text:p>
          </table:table-cell>
          <table:table-cell office:value-type="float" office:value="196890" table:style-name="ce23">
            <text:p>196,8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5238" table:style-name="ce9">
            <text:p>165,238</text:p>
          </table:table-cell>
          <table:table-cell office:value-type="float" office:value="413563" table:style-name="ce11">
            <text:p>413,563</text:p>
          </table:table-cell>
          <table:table-cell office:value-type="float" office:value="201103" table:style-name="ce11">
            <text:p>201,103</text:p>
          </table:table-cell>
          <table:table-cell office:value-type="float" office:value="212460" table:style-name="ce23">
            <text:p>212,46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78" table:style-name="ce9">
            <text:p>90,978</text:p>
          </table:table-cell>
          <table:table-cell office:value-type="float" office:value="222731" table:style-name="ce11">
            <text:p>222,731</text:p>
          </table:table-cell>
          <table:table-cell office:value-type="float" office:value="105729" table:style-name="ce11">
            <text:p>105,729</text:p>
          </table:table-cell>
          <table:table-cell office:value-type="float" office:value="117002" table:style-name="ce23">
            <text:p>117,00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3120" table:style-name="ce9">
            <text:p>153,120</text:p>
          </table:table-cell>
          <table:table-cell office:value-type="float" office:value="416453" table:style-name="ce11">
            <text:p>416,453</text:p>
          </table:table-cell>
          <table:table-cell office:value-type="float" office:value="203262" table:style-name="ce11">
            <text:p>203,262</text:p>
          </table:table-cell>
          <table:table-cell office:value-type="float" office:value="213191" table:style-name="ce23">
            <text:p>213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6606" table:style-name="ce9">
            <text:p>126,606</text:p>
          </table:table-cell>
          <table:table-cell office:value-type="float" office:value="302054" table:style-name="ce11">
            <text:p>302,054</text:p>
          </table:table-cell>
          <table:table-cell office:value-type="float" office:value="145296" table:style-name="ce11">
            <text:p>145,296</text:p>
          </table:table-cell>
          <table:table-cell office:value-type="float" office:value="156758" table:style-name="ce23">
            <text:p>156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450" table:style-name="ce9">
            <text:p>66,450</text:p>
          </table:table-cell>
          <table:table-cell office:value-type="float" office:value="184170" table:style-name="ce11">
            <text:p>184,170</text:p>
          </table:table-cell>
          <table:table-cell office:value-type="float" office:value="91880" table:style-name="ce11">
            <text:p>91,880</text:p>
          </table:table-cell>
          <table:table-cell office:value-type="float" office:value="92290" table:style-name="ce23">
            <text:p>92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767" table:style-name="ce9">
            <text:p>29,767</text:p>
          </table:table-cell>
          <table:table-cell office:value-type="float" office:value="86624" table:style-name="ce11">
            <text:p>86,624</text:p>
          </table:table-cell>
          <table:table-cell office:value-type="float" office:value="43420" table:style-name="ce11">
            <text:p>43,420</text:p>
          </table:table-cell>
          <table:table-cell office:value-type="float" office:value="43204" table:style-name="ce23">
            <text:p>43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620" table:style-name="ce9">
            <text:p>42,620</text:p>
          </table:table-cell>
          <table:table-cell office:value-type="float" office:value="114841" table:style-name="ce11">
            <text:p>114,841</text:p>
          </table:table-cell>
          <table:table-cell office:value-type="float" office:value="57608" table:style-name="ce11">
            <text:p>57,608</text:p>
          </table:table-cell>
          <table:table-cell office:value-type="float" office:value="57233" table:style-name="ce23">
            <text:p>57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4597" table:style-name="ce9">
            <text:p>74,597</text:p>
          </table:table-cell>
          <table:table-cell office:value-type="float" office:value="169319" table:style-name="ce11">
            <text:p>169,319</text:p>
          </table:table-cell>
          <table:table-cell office:value-type="float" office:value="81235" table:style-name="ce11">
            <text:p>81,235</text:p>
          </table:table-cell>
          <table:table-cell office:value-type="float" office:value="88084" table:style-name="ce23">
            <text:p>88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887" table:style-name="ce9">
            <text:p>86,887</text:p>
          </table:table-cell>
          <table:table-cell office:value-type="float" office:value="199219" table:style-name="ce11">
            <text:p>199,219</text:p>
          </table:table-cell>
          <table:table-cell office:value-type="float" office:value="97214" table:style-name="ce11">
            <text:p>97,214</text:p>
          </table:table-cell>
          <table:table-cell office:value-type="float" office:value="102005" table:style-name="ce23">
            <text:p>102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212" table:style-name="ce9">
            <text:p>16,212</text:p>
          </table:table-cell>
          <table:table-cell office:value-type="float" office:value="40354" table:style-name="ce11">
            <text:p>40,354</text:p>
          </table:table-cell>
          <table:table-cell office:value-type="float" office:value="20363" table:style-name="ce11">
            <text:p>20,363</text:p>
          </table:table-cell>
          <table:table-cell office:value-type="float" office:value="19991" table:style-name="ce23">
            <text:p>19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944" table:style-name="ce9">
            <text:p>86,944</text:p>
          </table:table-cell>
          <table:table-cell office:value-type="float" office:value="238179" table:style-name="ce11">
            <text:p>238,179</text:p>
          </table:table-cell>
          <table:table-cell office:value-type="float" office:value="117550" table:style-name="ce11">
            <text:p>117,550</text:p>
          </table:table-cell>
          <table:table-cell office:value-type="float" office:value="120629" table:style-name="ce23">
            <text:p>120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923" table:style-name="ce9">
            <text:p>70,923</text:p>
          </table:table-cell>
          <table:table-cell office:value-type="float" office:value="201290" table:style-name="ce11">
            <text:p>201,290</text:p>
          </table:table-cell>
          <table:table-cell office:value-type="float" office:value="98871" table:style-name="ce11">
            <text:p>98,871</text:p>
          </table:table-cell>
          <table:table-cell office:value-type="float" office:value="102419" table:style-name="ce23">
            <text:p>102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1423" table:style-name="ce9">
            <text:p>31,423</text:p>
          </table:table-cell>
          <table:table-cell office:value-type="float" office:value="84875" table:style-name="ce11">
            <text:p>84,875</text:p>
          </table:table-cell>
          <table:table-cell office:value-type="float" office:value="42823" table:style-name="ce11">
            <text:p>42,823</text:p>
          </table:table-cell>
          <table:table-cell office:value-type="float" office:value="42052" table:style-name="ce23">
            <text:p>42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477" table:style-name="ce9">
            <text:p>28,477</text:p>
          </table:table-cell>
          <table:table-cell office:value-type="float" office:value="78859" table:style-name="ce11">
            <text:p>78,859</text:p>
          </table:table-cell>
          <table:table-cell office:value-type="float" office:value="39144" table:style-name="ce11">
            <text:p>39,144</text:p>
          </table:table-cell>
          <table:table-cell office:value-type="float" office:value="39715" table:style-name="ce23">
            <text:p>39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868" table:style-name="ce9">
            <text:p>41,868</text:p>
          </table:table-cell>
          <table:table-cell office:value-type="float" office:value="105912" table:style-name="ce11">
            <text:p>105,912</text:p>
          </table:table-cell>
          <table:table-cell office:value-type="float" office:value="51564" table:style-name="ce11">
            <text:p>51,564</text:p>
          </table:table-cell>
          <table:table-cell office:value-type="float" office:value="54348" table:style-name="ce23">
            <text:p>54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10" table:style-name="ce9">
            <text:p>9,610</text:p>
          </table:table-cell>
          <table:table-cell office:value-type="float" office:value="23662" table:style-name="ce11">
            <text:p>23,662</text:p>
          </table:table-cell>
          <table:table-cell office:value-type="float" office:value="11840" table:style-name="ce11">
            <text:p>11,840</text:p>
          </table:table-cell>
          <table:table-cell office:value-type="float" office:value="11822" table:style-name="ce23">
            <text:p>11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3" table:style-name="ce9">
            <text:p>3,373</text:p>
          </table:table-cell>
          <table:table-cell office:value-type="float" office:value="7678" table:style-name="ce11">
            <text:p>7,678</text:p>
          </table:table-cell>
          <table:table-cell office:value-type="float" office:value="4223" table:style-name="ce11">
            <text:p>4,223</text:p>
          </table:table-cell>
          <table:table-cell office:value-type="float" office:value="3455" table:style-name="ce23">
            <text:p>3,4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3" table:style-name="ce9">
            <text:p>2,513</text:p>
          </table:table-cell>
          <table:table-cell office:value-type="float" office:value="6541" table:style-name="ce11">
            <text:p>6,541</text:p>
          </table:table-cell>
          <table:table-cell office:value-type="float" office:value="3630" table:style-name="ce11">
            <text:p>3,630</text:p>
          </table:table-cell>
          <table:table-cell office:value-type="float" office:value="2911" table:style-name="ce23">
            <text:p>2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67" table:style-name="ce9">
            <text:p>9,467</text:p>
          </table:table-cell>
          <table:table-cell office:value-type="float" office:value="23209" table:style-name="ce11">
            <text:p>23,209</text:p>
          </table:table-cell>
          <table:table-cell office:value-type="float" office:value="11948" table:style-name="ce11">
            <text:p>11,948</text:p>
          </table:table-cell>
          <table:table-cell office:value-type="float" office:value="11261" table:style-name="ce23">
            <text:p>11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3" table:style-name="ce9">
            <text:p>4,293</text:p>
          </table:table-cell>
          <table:table-cell office:value-type="float" office:value="12282" table:style-name="ce11">
            <text:p>12,282</text:p>
          </table:table-cell>
          <table:table-cell office:value-type="float" office:value="6357" table:style-name="ce11">
            <text:p>6,357</text:p>
          </table:table-cell>
          <table:table-cell office:value-type="float" office:value="5925" table:style-name="ce23">
            <text:p>5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546" table:style-name="ce9">
            <text:p>14,546</text:p>
          </table:table-cell>
          <table:table-cell office:value-type="float" office:value="38450" table:style-name="ce11">
            <text:p>38,450</text:p>
          </table:table-cell>
          <table:table-cell office:value-type="float" office:value="19173" table:style-name="ce11">
            <text:p>19,173</text:p>
          </table:table-cell>
          <table:table-cell office:value-type="float" office:value="19277" table:style-name="ce23">
            <text:p>19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05" table:style-name="ce9">
            <text:p>2,305</text:p>
          </table:table-cell>
          <table:table-cell office:value-type="float" office:value="4718" table:style-name="ce11">
            <text:p>4,718</text:p>
          </table:table-cell>
          <table:table-cell office:value-type="float" office:value="2608" table:style-name="ce11">
            <text:p>2,608</text:p>
          </table:table-cell>
          <table:table-cell office:value-type="float" office:value="2110" table:style-name="ce23">
            <text:p>2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09" table:style-name="ce9">
            <text:p>3,809</text:p>
          </table:table-cell>
          <table:table-cell office:value-type="float" office:value="8922" table:style-name="ce11">
            <text:p>8,922</text:p>
          </table:table-cell>
          <table:table-cell office:value-type="float" office:value="4822" table:style-name="ce11">
            <text:p>4,822</text:p>
          </table:table-cell>
          <table:table-cell office:value-type="float" office:value="4100" table:style-name="ce23">
            <text:p>4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99" table:style-name="ce9">
            <text:p>4,399</text:p>
          </table:table-cell>
          <table:table-cell office:value-type="float" office:value="12546" table:style-name="ce11">
            <text:p>12,546</text:p>
          </table:table-cell>
          <table:table-cell office:value-type="float" office:value="6378" table:style-name="ce11">
            <text:p>6,378</text:p>
          </table:table-cell>
          <table:table-cell office:value-type="float" office:value="6168" table:style-name="ce23">
            <text:p>6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06" table:style-name="ce9">
            <text:p>7,106</text:p>
          </table:table-cell>
          <table:table-cell office:value-type="float" office:value="22038" table:style-name="ce11">
            <text:p>22,038</text:p>
          </table:table-cell>
          <table:table-cell office:value-type="float" office:value="10862" table:style-name="ce11">
            <text:p>10,862</text:p>
          </table:table-cell>
          <table:table-cell office:value-type="float" office:value="11176" table:style-name="ce23">
            <text:p>11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86" table:style-name="ce9">
            <text:p>7,486</text:p>
          </table:table-cell>
          <table:table-cell office:value-type="float" office:value="22318" table:style-name="ce11">
            <text:p>22,318</text:p>
          </table:table-cell>
          <table:table-cell office:value-type="float" office:value="11215" table:style-name="ce11">
            <text:p>11,215</text:p>
          </table:table-cell>
          <table:table-cell office:value-type="float" office:value="11103" table:style-name="ce23">
            <text:p>11,10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※烏來區</text:p>
          </table:table-cell>
          <table:table-cell office:value-type="float" office:value="1871" table:style-name="ce16">
            <text:p>1,871</text:p>
          </table:table-cell>
          <table:table-cell office:value-type="float" office:value="6276" table:style-name="ce18">
            <text:p>6,276</text:p>
          </table:table-cell>
          <table:table-cell office:value-type="float" office:value="3105" table:style-name="ce18">
            <text:p>3,105</text:p>
          </table:table-cell>
          <table:table-cell office:value-type="float" office:value="3171" table:style-name="ce19">
            <text:p>3,171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50593" table:style-name="ce72">
            <text:p>1,050,593</text:p>
          </table:table-cell>
          <table:table-cell office:value-type="float" office:value="2683321" table:style-name="ce80">
            <text:p>2,683,321</text:p>
          </table:table-cell>
          <table:table-cell office:value-type="float" office:value="1282030" table:style-name="ce80">
            <text:p>1,282,030</text:p>
          </table:table-cell>
          <table:table-cell office:value-type="float" office:value="1401291" table:style-name="ce74">
            <text:p>1,401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62" table:style-name="ce53">
            <text:p>80,462</text:p>
          </table:table-cell>
          <table:table-cell office:value-type="float" office:value="206879" table:style-name="ce11">
            <text:p>206,879</text:p>
          </table:table-cell>
          <table:table-cell office:value-type="float" office:value="97064" table:style-name="ce11">
            <text:p>97,064</text:p>
          </table:table-cell>
          <table:table-cell office:value-type="float" office:value="109815" table:style-name="ce10">
            <text:p>109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60" table:style-name="ce53">
            <text:p>89,460</text:p>
          </table:table-cell>
          <table:table-cell office:value-type="float" office:value="225831" table:style-name="ce11">
            <text:p>225,831</text:p>
          </table:table-cell>
          <table:table-cell office:value-type="float" office:value="107835" table:style-name="ce11">
            <text:p>107,835</text:p>
          </table:table-cell>
          <table:table-cell office:value-type="float" office:value="117996" table:style-name="ce10">
            <text:p>117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716" table:style-name="ce53">
            <text:p>120,716</text:p>
          </table:table-cell>
          <table:table-cell office:value-type="float" office:value="309882" table:style-name="ce11">
            <text:p>309,882</text:p>
          </table:table-cell>
          <table:table-cell office:value-type="float" office:value="144765" table:style-name="ce11">
            <text:p>144,765</text:p>
          </table:table-cell>
          <table:table-cell office:value-type="float" office:value="165117" table:style-name="ce10">
            <text:p>165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248" table:style-name="ce53">
            <text:p>100,248</text:p>
          </table:table-cell>
          <table:table-cell office:value-type="float" office:value="230748" table:style-name="ce11">
            <text:p>230,748</text:p>
          </table:table-cell>
          <table:table-cell office:value-type="float" office:value="107314" table:style-name="ce11">
            <text:p>107,314</text:p>
          </table:table-cell>
          <table:table-cell office:value-type="float" office:value="123434" table:style-name="ce10">
            <text:p>123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117" table:style-name="ce53">
            <text:p>65,117</text:p>
          </table:table-cell>
          <table:table-cell office:value-type="float" office:value="159675" table:style-name="ce11">
            <text:p>159,675</text:p>
          </table:table-cell>
          <table:table-cell office:value-type="float" office:value="76218" table:style-name="ce11">
            <text:p>76,218</text:p>
          </table:table-cell>
          <table:table-cell office:value-type="float" office:value="83457" table:style-name="ce10">
            <text:p>83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57" table:style-name="ce53">
            <text:p>51,757</text:p>
          </table:table-cell>
          <table:table-cell office:value-type="float" office:value="129287" table:style-name="ce11">
            <text:p>129,287</text:p>
          </table:table-cell>
          <table:table-cell office:value-type="float" office:value="63052" table:style-name="ce11">
            <text:p>63,052</text:p>
          </table:table-cell>
          <table:table-cell office:value-type="float" office:value="66235" table:style-name="ce10">
            <text:p>66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669" table:style-name="ce53">
            <text:p>78,669</text:p>
          </table:table-cell>
          <table:table-cell office:value-type="float" office:value="191961" table:style-name="ce11">
            <text:p>191,961</text:p>
          </table:table-cell>
          <table:table-cell office:value-type="float" office:value="94285" table:style-name="ce11">
            <text:p>94,285</text:p>
          </table:table-cell>
          <table:table-cell office:value-type="float" office:value="97676" table:style-name="ce10">
            <text:p>97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382" table:style-name="ce53">
            <text:p>105,382</text:p>
          </table:table-cell>
          <table:table-cell office:value-type="float" office:value="274325" table:style-name="ce11">
            <text:p>274,325</text:p>
          </table:table-cell>
          <table:table-cell office:value-type="float" office:value="131674" table:style-name="ce11">
            <text:p>131,674</text:p>
          </table:table-cell>
          <table:table-cell office:value-type="float" office:value="142651" table:style-name="ce10">
            <text:p>142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053" table:style-name="ce53">
            <text:p>47,053</text:p>
          </table:table-cell>
          <table:table-cell office:value-type="float" office:value="122218" table:style-name="ce11">
            <text:p>122,218</text:p>
          </table:table-cell>
          <table:table-cell office:value-type="float" office:value="59755" table:style-name="ce11">
            <text:p>59,755</text:p>
          </table:table-cell>
          <table:table-cell office:value-type="float" office:value="62463" table:style-name="ce10">
            <text:p>62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908" table:style-name="ce53">
            <text:p>107,908</text:p>
          </table:table-cell>
          <table:table-cell office:value-type="float" office:value="287738" table:style-name="ce11">
            <text:p>287,738</text:p>
          </table:table-cell>
          <table:table-cell office:value-type="float" office:value="137462" table:style-name="ce11">
            <text:p>137,462</text:p>
          </table:table-cell>
          <table:table-cell office:value-type="float" office:value="150276" table:style-name="ce10">
            <text:p>150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044" table:style-name="ce53">
            <text:p>107,044</text:p>
          </table:table-cell>
          <table:table-cell office:value-type="float" office:value="288277" table:style-name="ce11">
            <text:p>288,277</text:p>
          </table:table-cell>
          <table:table-cell office:value-type="float" office:value="139070" table:style-name="ce11">
            <text:p>139,070</text:p>
          </table:table-cell>
          <table:table-cell office:value-type="float" office:value="149207" table:style-name="ce10">
            <text:p>149,20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777" table:style-name="ce54">
            <text:p>96,777</text:p>
          </table:table-cell>
          <table:table-cell office:value-type="float" office:value="256500" table:style-name="ce18">
            <text:p>256,500</text:p>
          </table:table-cell>
          <table:table-cell office:value-type="float" office:value="123536" table:style-name="ce18">
            <text:p>123,536</text:p>
          </table:table-cell>
          <table:table-cell office:value-type="float" office:value="132964" table:style-name="ce17">
            <text:p>132,96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89075" table:style-name="ce72">
            <text:p>789,075</text:p>
          </table:table-cell>
          <table:table-cell office:value-type="float" office:value="2184655" table:style-name="ce80">
            <text:p>2,184,655</text:p>
          </table:table-cell>
          <table:table-cell office:value-type="float" office:value="1088179" table:style-name="ce80">
            <text:p>1,088,179</text:p>
          </table:table-cell>
          <table:table-cell office:value-type="float" office:value="1096476" table:style-name="ce84">
            <text:p>1,096,47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5723" table:style-name="ce53">
            <text:p>165,723</text:p>
          </table:table-cell>
          <table:table-cell office:value-type="float" office:value="440179" table:style-name="ce11">
            <text:p>440,179</text:p>
          </table:table-cell>
          <table:table-cell office:value-type="float" office:value="213807" table:style-name="ce11">
            <text:p>213,807</text:p>
          </table:table-cell>
          <table:table-cell office:value-type="float" office:value="226372" table:style-name="ce23">
            <text:p>226,37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9149" table:style-name="ce53">
            <text:p>149,149</text:p>
          </table:table-cell>
          <table:table-cell office:value-type="float" office:value="404521" table:style-name="ce11">
            <text:p>404,521</text:p>
          </table:table-cell>
          <table:table-cell office:value-type="float" office:value="199366" table:style-name="ce11">
            <text:p>199,366</text:p>
          </table:table-cell>
          <table:table-cell office:value-type="float" office:value="205155" table:style-name="ce23">
            <text:p>205,15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364" table:style-name="ce53">
            <text:p>32,364</text:p>
          </table:table-cell>
          <table:table-cell office:value-type="float" office:value="94413" table:style-name="ce11">
            <text:p>94,413</text:p>
          </table:table-cell>
          <table:table-cell office:value-type="float" office:value="48147" table:style-name="ce11">
            <text:p>48,147</text:p>
          </table:table-cell>
          <table:table-cell office:value-type="float" office:value="46266" table:style-name="ce23">
            <text:p>46,26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7981" table:style-name="ce53">
            <text:p>57,981</text:p>
          </table:table-cell>
          <table:table-cell office:value-type="float" office:value="167339" table:style-name="ce11">
            <text:p>167,339</text:p>
          </table:table-cell>
          <table:table-cell office:value-type="float" office:value="84317" table:style-name="ce11">
            <text:p>84,317</text:p>
          </table:table-cell>
          <table:table-cell office:value-type="float" office:value="83022" table:style-name="ce23">
            <text:p>83,02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8141" table:style-name="ce53">
            <text:p>58,141</text:p>
          </table:table-cell>
          <table:table-cell office:value-type="float" office:value="161676" table:style-name="ce11">
            <text:p>161,676</text:p>
          </table:table-cell>
          <table:table-cell office:value-type="float" office:value="80320" table:style-name="ce11">
            <text:p>80,320</text:p>
          </table:table-cell>
          <table:table-cell office:value-type="float" office:value="81356" table:style-name="ce23">
            <text:p>81,35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876" table:style-name="ce53">
            <text:p>32,876</text:p>
          </table:table-cell>
          <table:table-cell office:value-type="float" office:value="89054" table:style-name="ce11">
            <text:p>89,054</text:p>
          </table:table-cell>
          <table:table-cell office:value-type="float" office:value="45522" table:style-name="ce11">
            <text:p>45,522</text:p>
          </table:table-cell>
          <table:table-cell office:value-type="float" office:value="43532" table:style-name="ce23">
            <text:p>43,53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1219" table:style-name="ce53">
            <text:p>61,219</text:p>
          </table:table-cell>
          <table:table-cell office:value-type="float" office:value="157281" table:style-name="ce11">
            <text:p>157,281</text:p>
          </table:table-cell>
          <table:table-cell office:value-type="float" office:value="78410" table:style-name="ce11">
            <text:p>78,410</text:p>
          </table:table-cell>
          <table:table-cell office:value-type="float" office:value="78871" table:style-name="ce23">
            <text:p>78,87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0325" table:style-name="ce53">
            <text:p>70,325</text:p>
          </table:table-cell>
          <table:table-cell office:value-type="float" office:value="197636" table:style-name="ce11">
            <text:p>197,636</text:p>
          </table:table-cell>
          <table:table-cell office:value-type="float" office:value="99017" table:style-name="ce11">
            <text:p>99,017</text:p>
          </table:table-cell>
          <table:table-cell office:value-type="float" office:value="98619" table:style-name="ce23">
            <text:p>98,61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673" table:style-name="ce53">
            <text:p>41,673</text:p>
          </table:table-cell>
          <table:table-cell office:value-type="float" office:value="121692" table:style-name="ce11">
            <text:p>121,692</text:p>
          </table:table-cell>
          <table:table-cell office:value-type="float" office:value="60996" table:style-name="ce11">
            <text:p>60,996</text:p>
          </table:table-cell>
          <table:table-cell office:value-type="float" office:value="60696" table:style-name="ce23">
            <text:p>60,69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899" table:style-name="ce53">
            <text:p>76,899</text:p>
          </table:table-cell>
          <table:table-cell office:value-type="float" office:value="224054" table:style-name="ce11">
            <text:p>224,054</text:p>
          </table:table-cell>
          <table:table-cell office:value-type="float" office:value="111405" table:style-name="ce11">
            <text:p>111,405</text:p>
          </table:table-cell>
          <table:table-cell office:value-type="float" office:value="112649" table:style-name="ce23">
            <text:p>112,64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267" table:style-name="ce53">
            <text:p>16,267</text:p>
          </table:table-cell>
          <table:table-cell office:value-type="float" office:value="48930" table:style-name="ce11">
            <text:p>48,930</text:p>
          </table:table-cell>
          <table:table-cell office:value-type="float" office:value="26046" table:style-name="ce11">
            <text:p>26,046</text:p>
          </table:table-cell>
          <table:table-cell office:value-type="float" office:value="22884" table:style-name="ce23">
            <text:p>22,88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675" table:style-name="ce53">
            <text:p>22,675</text:p>
          </table:table-cell>
          <table:table-cell office:value-type="float" office:value="66401" table:style-name="ce11">
            <text:p>66,401</text:p>
          </table:table-cell>
          <table:table-cell office:value-type="float" office:value="34587" table:style-name="ce11">
            <text:p>34,587</text:p>
          </table:table-cell>
          <table:table-cell office:value-type="float" office:value="31814" table:style-name="ce23">
            <text:p>31,814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783" table:style-name="ce54">
            <text:p>3,783</text:p>
          </table:table-cell>
          <table:table-cell office:value-type="float" office:value="11479" table:style-name="ce18">
            <text:p>11,479</text:p>
          </table:table-cell>
          <table:table-cell office:value-type="float" office:value="6239" table:style-name="ce18">
            <text:p>6,239</text:p>
          </table:table-cell>
          <table:table-cell office:value-type="float" office:value="5240" table:style-name="ce19">
            <text:p>5,240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11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7971" table:style-name="ce72">
            <text:p>957,971</text:p>
          </table:table-cell>
          <table:table-cell office:value-type="float" office:value="2785159" table:style-name="ce80">
            <text:p>2,785,159</text:p>
          </table:table-cell>
          <table:table-cell office:value-type="float" office:value="1373382" table:style-name="ce80">
            <text:p>1,373,382</text:p>
          </table:table-cell>
          <table:table-cell office:value-type="float" office:value="1411777" table:style-name="ce74">
            <text:p>1,411,77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17" table:style-name="ce53">
            <text:p>7,917</text:p>
          </table:table-cell>
          <table:table-cell office:value-type="float" office:value="18464" table:style-name="ce11">
            <text:p>18,464</text:p>
          </table:table-cell>
          <table:table-cell office:value-type="float" office:value="9162" table:style-name="ce11">
            <text:p>9,162</text:p>
          </table:table-cell>
          <table:table-cell office:value-type="float" office:value="9302" table:style-name="ce10">
            <text:p>9,30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892" table:style-name="ce53">
            <text:p>27,892</text:p>
          </table:table-cell>
          <table:table-cell office:value-type="float" office:value="75786" table:style-name="ce11">
            <text:p>75,786</text:p>
          </table:table-cell>
          <table:table-cell office:value-type="float" office:value="37727" table:style-name="ce11">
            <text:p>37,727</text:p>
          </table:table-cell>
          <table:table-cell office:value-type="float" office:value="38059" table:style-name="ce10">
            <text:p>38,05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8332" table:style-name="ce53">
            <text:p>48,332</text:p>
          </table:table-cell>
          <table:table-cell office:value-type="float" office:value="124900" table:style-name="ce11">
            <text:p>124,900</text:p>
          </table:table-cell>
          <table:table-cell office:value-type="float" office:value="59967" table:style-name="ce11">
            <text:p>59,967</text:p>
          </table:table-cell>
          <table:table-cell office:value-type="float" office:value="64933" table:style-name="ce10">
            <text:p>64,933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83" table:style-name="ce53">
            <text:p>45,683</text:p>
          </table:table-cell>
          <table:table-cell office:value-type="float" office:value="115665" table:style-name="ce11">
            <text:p>115,665</text:p>
          </table:table-cell>
          <table:table-cell office:value-type="float" office:value="54926" table:style-name="ce11">
            <text:p>54,926</text:p>
          </table:table-cell>
          <table:table-cell office:value-type="float" office:value="60739" table:style-name="ce10">
            <text:p>60,73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350" table:style-name="ce53">
            <text:p>59,350</text:p>
          </table:table-cell>
          <table:table-cell office:value-type="float" office:value="147629" table:style-name="ce11">
            <text:p>147,629</text:p>
          </table:table-cell>
          <table:table-cell office:value-type="float" office:value="70674" table:style-name="ce11">
            <text:p>70,674</text:p>
          </table:table-cell>
          <table:table-cell office:value-type="float" office:value="76955" table:style-name="ce10">
            <text:p>76,95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5776" table:style-name="ce53">
            <text:p>85,776</text:p>
          </table:table-cell>
          <table:table-cell office:value-type="float" office:value="226836" table:style-name="ce11">
            <text:p>226,836</text:p>
          </table:table-cell>
          <table:table-cell office:value-type="float" office:value="108948" table:style-name="ce11">
            <text:p>108,948</text:p>
          </table:table-cell>
          <table:table-cell office:value-type="float" office:value="117888" table:style-name="ce10">
            <text:p>117,88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2006" table:style-name="ce53">
            <text:p>62,006</text:p>
          </table:table-cell>
          <table:table-cell office:value-type="float" office:value="168528" table:style-name="ce11">
            <text:p>168,528</text:p>
          </table:table-cell>
          <table:table-cell office:value-type="float" office:value="80608" table:style-name="ce11">
            <text:p>80,608</text:p>
          </table:table-cell>
          <table:table-cell office:value-type="float" office:value="87920" table:style-name="ce10">
            <text:p>87,92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100050" table:style-name="ce53">
            <text:p>100,050</text:p>
          </table:table-cell>
          <table:table-cell office:value-type="float" office:value="274497" table:style-name="ce11">
            <text:p>274,497</text:p>
          </table:table-cell>
          <table:table-cell office:value-type="float" office:value="131755" table:style-name="ce11">
            <text:p>131,755</text:p>
          </table:table-cell>
          <table:table-cell office:value-type="float" office:value="142742" table:style-name="ce10">
            <text:p>142,7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624" table:style-name="ce53">
            <text:p>53,624</text:p>
          </table:table-cell>
          <table:table-cell office:value-type="float" office:value="166794" table:style-name="ce11">
            <text:p>166,794</text:p>
          </table:table-cell>
          <table:table-cell office:value-type="float" office:value="82452" table:style-name="ce11">
            <text:p>82,452</text:p>
          </table:table-cell>
          <table:table-cell office:value-type="float" office:value="84342" table:style-name="ce10">
            <text:p>84,34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37" table:style-name="ce53">
            <text:p>17,437</text:p>
          </table:table-cell>
          <table:table-cell office:value-type="float" office:value="50749" table:style-name="ce11">
            <text:p>50,749</text:p>
          </table:table-cell>
          <table:table-cell office:value-type="float" office:value="26065" table:style-name="ce11">
            <text:p>26,065</text:p>
          </table:table-cell>
          <table:table-cell office:value-type="float" office:value="24684" table:style-name="ce10">
            <text:p>24,68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3058" table:style-name="ce53">
            <text:p>23,058</text:p>
          </table:table-cell>
          <table:table-cell office:value-type="float" office:value="77711" table:style-name="ce11">
            <text:p>77,711</text:p>
          </table:table-cell>
          <table:table-cell office:value-type="float" office:value="39082" table:style-name="ce11">
            <text:p>39,082</text:p>
          </table:table-cell>
          <table:table-cell office:value-type="float" office:value="38629" table:style-name="ce10">
            <text:p>38,62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187" table:style-name="ce53">
            <text:p>27,187</text:p>
          </table:table-cell>
          <table:table-cell office:value-type="float" office:value="86425" table:style-name="ce11">
            <text:p>86,425</text:p>
          </table:table-cell>
          <table:table-cell office:value-type="float" office:value="44345" table:style-name="ce11">
            <text:p>44,345</text:p>
          </table:table-cell>
          <table:table-cell office:value-type="float" office:value="42080" table:style-name="ce10">
            <text:p>42,08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465" table:style-name="ce53">
            <text:p>29,465</text:p>
          </table:table-cell>
          <table:table-cell office:value-type="float" office:value="92457" table:style-name="ce11">
            <text:p>92,457</text:p>
          </table:table-cell>
          <table:table-cell office:value-type="float" office:value="46659" table:style-name="ce11">
            <text:p>46,659</text:p>
          </table:table-cell>
          <table:table-cell office:value-type="float" office:value="45798" table:style-name="ce10">
            <text:p>45,7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739" table:style-name="ce53">
            <text:p>17,739</text:p>
          </table:table-cell>
          <table:table-cell office:value-type="float" office:value="57962" table:style-name="ce11">
            <text:p>57,962</text:p>
          </table:table-cell>
          <table:table-cell office:value-type="float" office:value="29123" table:style-name="ce11">
            <text:p>29,123</text:p>
          </table:table-cell>
          <table:table-cell office:value-type="float" office:value="28839" table:style-name="ce10">
            <text:p>28,83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230" table:style-name="ce53">
            <text:p>16,230</text:p>
          </table:table-cell>
          <table:table-cell office:value-type="float" office:value="54467" table:style-name="ce11">
            <text:p>54,467</text:p>
          </table:table-cell>
          <table:table-cell office:value-type="float" office:value="27663" table:style-name="ce11">
            <text:p>27,663</text:p>
          </table:table-cell>
          <table:table-cell office:value-type="float" office:value="26804" table:style-name="ce10">
            <text:p>26,8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431" table:style-name="ce53">
            <text:p>19,431</text:p>
          </table:table-cell>
          <table:table-cell office:value-type="float" office:value="65545" table:style-name="ce11">
            <text:p>65,545</text:p>
          </table:table-cell>
          <table:table-cell office:value-type="float" office:value="33449" table:style-name="ce11">
            <text:p>33,449</text:p>
          </table:table-cell>
          <table:table-cell office:value-type="float" office:value="32096" table:style-name="ce10">
            <text:p>32,09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344" table:style-name="ce53">
            <text:p>36,344</text:p>
          </table:table-cell>
          <table:table-cell office:value-type="float" office:value="108282" table:style-name="ce11">
            <text:p>108,282</text:p>
          </table:table-cell>
          <table:table-cell office:value-type="float" office:value="53466" table:style-name="ce11">
            <text:p>53,466</text:p>
          </table:table-cell>
          <table:table-cell office:value-type="float" office:value="54816" table:style-name="ce10">
            <text:p>54,81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569" table:style-name="ce53">
            <text:p>29,569</text:p>
          </table:table-cell>
          <table:table-cell office:value-type="float" office:value="95250" table:style-name="ce11">
            <text:p>95,250</text:p>
          </table:table-cell>
          <table:table-cell office:value-type="float" office:value="47515" table:style-name="ce11">
            <text:p>47,515</text:p>
          </table:table-cell>
          <table:table-cell office:value-type="float" office:value="47735" table:style-name="ce10">
            <text:p>47,73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68" table:style-name="ce53">
            <text:p>7,568</text:p>
          </table:table-cell>
          <table:table-cell office:value-type="float" office:value="24777" table:style-name="ce11">
            <text:p>24,777</text:p>
          </table:table-cell>
          <table:table-cell office:value-type="float" office:value="12867" table:style-name="ce11">
            <text:p>12,867</text:p>
          </table:table-cell>
          <table:table-cell office:value-type="float" office:value="11910" table:style-name="ce10">
            <text:p>11,91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87" table:style-name="ce53">
            <text:p>4,887</text:p>
          </table:table-cell>
          <table:table-cell office:value-type="float" office:value="15053" table:style-name="ce11">
            <text:p>15,053</text:p>
          </table:table-cell>
          <table:table-cell office:value-type="float" office:value="7816" table:style-name="ce11">
            <text:p>7,816</text:p>
          </table:table-cell>
          <table:table-cell office:value-type="float" office:value="7237" table:style-name="ce10">
            <text:p>7,23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735" table:style-name="ce53">
            <text:p>9,735</text:p>
          </table:table-cell>
          <table:table-cell office:value-type="float" office:value="32157" table:style-name="ce11">
            <text:p>32,157</text:p>
          </table:table-cell>
          <table:table-cell office:value-type="float" office:value="16473" table:style-name="ce11">
            <text:p>16,473</text:p>
          </table:table-cell>
          <table:table-cell office:value-type="float" office:value="15684" table:style-name="ce10">
            <text:p>15,68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87" table:style-name="ce53">
            <text:p>5,487</text:p>
          </table:table-cell>
          <table:table-cell office:value-type="float" office:value="19325" table:style-name="ce11">
            <text:p>19,325</text:p>
          </table:table-cell>
          <table:table-cell office:value-type="float" office:value="10204" table:style-name="ce11">
            <text:p>10,204</text:p>
          </table:table-cell>
          <table:table-cell office:value-type="float" office:value="9121" table:style-name="ce10">
            <text:p>9,12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558" table:style-name="ce53">
            <text:p>24,558</text:p>
          </table:table-cell>
          <table:table-cell office:value-type="float" office:value="74483" table:style-name="ce11">
            <text:p>74,483</text:p>
          </table:table-cell>
          <table:table-cell office:value-type="float" office:value="37433" table:style-name="ce11">
            <text:p>37,433</text:p>
          </table:table-cell>
          <table:table-cell office:value-type="float" office:value="37050" table:style-name="ce10">
            <text:p>37,05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652" table:style-name="ce53">
            <text:p>17,652</text:p>
          </table:table-cell>
          <table:table-cell office:value-type="float" office:value="57339" table:style-name="ce11">
            <text:p>57,339</text:p>
          </table:table-cell>
          <table:table-cell office:value-type="float" office:value="29313" table:style-name="ce11">
            <text:p>29,313</text:p>
          </table:table-cell>
          <table:table-cell office:value-type="float" office:value="28026" table:style-name="ce10">
            <text:p>28,02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3085" table:style-name="ce53">
            <text:p>23,085</text:p>
          </table:table-cell>
          <table:table-cell office:value-type="float" office:value="77729" table:style-name="ce11">
            <text:p>77,729</text:p>
          </table:table-cell>
          <table:table-cell office:value-type="float" office:value="39164" table:style-name="ce11">
            <text:p>39,164</text:p>
          </table:table-cell>
          <table:table-cell office:value-type="float" office:value="38565" table:style-name="ce10">
            <text:p>38,56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219" table:style-name="ce53">
            <text:p>20,219</text:p>
          </table:table-cell>
          <table:table-cell office:value-type="float" office:value="65353" table:style-name="ce11">
            <text:p>65,353</text:p>
          </table:table-cell>
          <table:table-cell office:value-type="float" office:value="33137" table:style-name="ce11">
            <text:p>33,137</text:p>
          </table:table-cell>
          <table:table-cell office:value-type="float" office:value="32216" table:style-name="ce10">
            <text:p>32,21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3651" table:style-name="ce53">
            <text:p>63,651</text:p>
          </table:table-cell>
          <table:table-cell office:value-type="float" office:value="188708" table:style-name="ce11">
            <text:p>188,708</text:p>
          </table:table-cell>
          <table:table-cell office:value-type="float" office:value="93589" table:style-name="ce11">
            <text:p>93,589</text:p>
          </table:table-cell>
          <table:table-cell office:value-type="float" office:value="95119" table:style-name="ce10">
            <text:p>95,11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476" table:style-name="ce53">
            <text:p>69,476</text:p>
          </table:table-cell>
          <table:table-cell office:value-type="float" office:value="211363" table:style-name="ce11">
            <text:p>211,363</text:p>
          </table:table-cell>
          <table:table-cell office:value-type="float" office:value="103925" table:style-name="ce11">
            <text:p>103,925</text:p>
          </table:table-cell>
          <table:table-cell office:value-type="float" office:value="107438" table:style-name="ce10">
            <text:p>107,43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※和平區</text:p>
          </table:table-cell>
          <table:table-cell office:value-type="float" office:value="4563" table:style-name="ce54">
            <text:p>4,563</text:p>
          </table:table-cell>
          <table:table-cell office:value-type="float" office:value="10925" table:style-name="ce18">
            <text:p>10,925</text:p>
          </table:table-cell>
          <table:table-cell office:value-type="float" office:value="5875" table:style-name="ce18">
            <text:p>5,875</text:p>
          </table:table-cell>
          <table:table-cell office:value-type="float" office:value="5050" table:style-name="ce17">
            <text:p>5,05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域別</text:p>
          </table:table-cell>
          <table:table-cell office:value-type="string" table:number-columns-spanned="1" table:number-rows-spanned="2" table:style-name="ce108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3520" table:style-name="ce72">
            <text:p>683,520</text:p>
          </table:table-cell>
          <table:table-cell office:value-type="float" office:value="1886465" table:style-name="ce80">
            <text:p>1,886,465</text:p>
          </table:table-cell>
          <table:table-cell office:value-type="float" office:value="942317" table:style-name="ce80">
            <text:p>942,317</text:p>
          </table:table-cell>
          <table:table-cell office:value-type="float" office:value="944148" table:style-name="ce74">
            <text:p>944,1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014" table:style-name="ce53">
            <text:p>29,014</text:p>
          </table:table-cell>
          <table:table-cell office:value-type="float" office:value="78019" table:style-name="ce11">
            <text:p>78,019</text:p>
          </table:table-cell>
          <table:table-cell office:value-type="float" office:value="38583" table:style-name="ce11">
            <text:p>38,583</text:p>
          </table:table-cell>
          <table:table-cell office:value-type="float" office:value="39436" table:style-name="ce10">
            <text:p>39,4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36" table:style-name="ce53">
            <text:p>10,036</text:p>
          </table:table-cell>
          <table:table-cell office:value-type="float" office:value="25588" table:style-name="ce11">
            <text:p>25,588</text:p>
          </table:table-cell>
          <table:table-cell office:value-type="float" office:value="13363" table:style-name="ce11">
            <text:p>13,363</text:p>
          </table:table-cell>
          <table:table-cell office:value-type="float" office:value="12225" table:style-name="ce10">
            <text:p>12,2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41" table:style-name="ce53">
            <text:p>10,841</text:p>
          </table:table-cell>
          <table:table-cell office:value-type="float" office:value="28564" table:style-name="ce11">
            <text:p>28,564</text:p>
          </table:table-cell>
          <table:table-cell office:value-type="float" office:value="14930" table:style-name="ce11">
            <text:p>14,930</text:p>
          </table:table-cell>
          <table:table-cell office:value-type="float" office:value="13634" table:style-name="ce10">
            <text:p>13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05" table:style-name="ce53">
            <text:p>7,905</text:p>
          </table:table-cell>
          <table:table-cell office:value-type="float" office:value="21369" table:style-name="ce11">
            <text:p>21,369</text:p>
          </table:table-cell>
          <table:table-cell office:value-type="float" office:value="11161" table:style-name="ce11">
            <text:p>11,161</text:p>
          </table:table-cell>
          <table:table-cell office:value-type="float" office:value="10208" table:style-name="ce10">
            <text:p>10,2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5" table:style-name="ce53">
            <text:p>8,885</text:p>
          </table:table-cell>
          <table:table-cell office:value-type="float" office:value="23750" table:style-name="ce11">
            <text:p>23,750</text:p>
          </table:table-cell>
          <table:table-cell office:value-type="float" office:value="12373" table:style-name="ce11">
            <text:p>12,373</text:p>
          </table:table-cell>
          <table:table-cell office:value-type="float" office:value="11377" table:style-name="ce10">
            <text:p>11,3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89" table:style-name="ce53">
            <text:p>8,389</text:p>
          </table:table-cell>
          <table:table-cell office:value-type="float" office:value="21075" table:style-name="ce11">
            <text:p>21,075</text:p>
          </table:table-cell>
          <table:table-cell office:value-type="float" office:value="11205" table:style-name="ce11">
            <text:p>11,205</text:p>
          </table:table-cell>
          <table:table-cell office:value-type="float" office:value="9870" table:style-name="ce10">
            <text:p>9,8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804" table:style-name="ce53">
            <text:p>15,804</text:p>
          </table:table-cell>
          <table:table-cell office:value-type="float" office:value="44623" table:style-name="ce11">
            <text:p>44,623</text:p>
          </table:table-cell>
          <table:table-cell office:value-type="float" office:value="22681" table:style-name="ce11">
            <text:p>22,681</text:p>
          </table:table-cell>
          <table:table-cell office:value-type="float" office:value="21942" table:style-name="ce10">
            <text:p>21,9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086" table:style-name="ce53">
            <text:p>9,086</text:p>
          </table:table-cell>
          <table:table-cell office:value-type="float" office:value="24258" table:style-name="ce11">
            <text:p>24,258</text:p>
          </table:table-cell>
          <table:table-cell office:value-type="float" office:value="12530" table:style-name="ce11">
            <text:p>12,530</text:p>
          </table:table-cell>
          <table:table-cell office:value-type="float" office:value="11728" table:style-name="ce10">
            <text:p>11,7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67" table:style-name="ce53">
            <text:p>7,767</text:p>
          </table:table-cell>
          <table:table-cell office:value-type="float" office:value="22296" table:style-name="ce11">
            <text:p>22,296</text:p>
          </table:table-cell>
          <table:table-cell office:value-type="float" office:value="11535" table:style-name="ce11">
            <text:p>11,535</text:p>
          </table:table-cell>
          <table:table-cell office:value-type="float" office:value="10761" table:style-name="ce10">
            <text:p>10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37" table:style-name="ce53">
            <text:p>7,937</text:p>
          </table:table-cell>
          <table:table-cell office:value-type="float" office:value="21462" table:style-name="ce11">
            <text:p>21,462</text:p>
          </table:table-cell>
          <table:table-cell office:value-type="float" office:value="10936" table:style-name="ce11">
            <text:p>10,936</text:p>
          </table:table-cell>
          <table:table-cell office:value-type="float" office:value="10526" table:style-name="ce10">
            <text:p>10,5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67" table:style-name="ce53">
            <text:p>3,867</text:p>
          </table:table-cell>
          <table:table-cell office:value-type="float" office:value="9773" table:style-name="ce11">
            <text:p>9,773</text:p>
          </table:table-cell>
          <table:table-cell office:value-type="float" office:value="5254" table:style-name="ce11">
            <text:p>5,254</text:p>
          </table:table-cell>
          <table:table-cell office:value-type="float" office:value="4519" table:style-name="ce10">
            <text:p>4,5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669" table:style-name="ce53">
            <text:p>20,669</text:p>
          </table:table-cell>
          <table:table-cell office:value-type="float" office:value="59386" table:style-name="ce11">
            <text:p>59,386</text:p>
          </table:table-cell>
          <table:table-cell office:value-type="float" office:value="29474" table:style-name="ce11">
            <text:p>29,474</text:p>
          </table:table-cell>
          <table:table-cell office:value-type="float" office:value="29912" table:style-name="ce10">
            <text:p>29,9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7" table:style-name="ce53">
            <text:p>9,647</text:p>
          </table:table-cell>
          <table:table-cell office:value-type="float" office:value="26106" table:style-name="ce11">
            <text:p>26,106</text:p>
          </table:table-cell>
          <table:table-cell office:value-type="float" office:value="13328" table:style-name="ce11">
            <text:p>13,328</text:p>
          </table:table-cell>
          <table:table-cell office:value-type="float" office:value="12778" table:style-name="ce10">
            <text:p>12,7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85" table:style-name="ce53">
            <text:p>8,185</text:p>
          </table:table-cell>
          <table:table-cell office:value-type="float" office:value="24739" table:style-name="ce11">
            <text:p>24,739</text:p>
          </table:table-cell>
          <table:table-cell office:value-type="float" office:value="12498" table:style-name="ce11">
            <text:p>12,498</text:p>
          </table:table-cell>
          <table:table-cell office:value-type="float" office:value="12241" table:style-name="ce10">
            <text:p>12,2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71" table:style-name="ce53">
            <text:p>8,071</text:p>
          </table:table-cell>
          <table:table-cell office:value-type="float" office:value="22987" table:style-name="ce11">
            <text:p>22,987</text:p>
          </table:table-cell>
          <table:table-cell office:value-type="float" office:value="11893" table:style-name="ce11">
            <text:p>11,893</text:p>
          </table:table-cell>
          <table:table-cell office:value-type="float" office:value="11094" table:style-name="ce10">
            <text:p>11,0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5" table:style-name="ce53">
            <text:p>7,285</text:p>
          </table:table-cell>
          <table:table-cell office:value-type="float" office:value="19877" table:style-name="ce11">
            <text:p>19,877</text:p>
          </table:table-cell>
          <table:table-cell office:value-type="float" office:value="10122" table:style-name="ce11">
            <text:p>10,122</text:p>
          </table:table-cell>
          <table:table-cell office:value-type="float" office:value="9755" table:style-name="ce10">
            <text:p>9,7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58" table:style-name="ce53">
            <text:p>4,258</text:p>
          </table:table-cell>
          <table:table-cell office:value-type="float" office:value="11191" table:style-name="ce11">
            <text:p>11,191</text:p>
          </table:table-cell>
          <table:table-cell office:value-type="float" office:value="5672" table:style-name="ce11">
            <text:p>5,672</text:p>
          </table:table-cell>
          <table:table-cell office:value-type="float" office:value="5519" table:style-name="ce10">
            <text:p>5,5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431" table:style-name="ce53">
            <text:p>14,431</text:p>
          </table:table-cell>
          <table:table-cell office:value-type="float" office:value="43624" table:style-name="ce11">
            <text:p>43,624</text:p>
          </table:table-cell>
          <table:table-cell office:value-type="float" office:value="22234" table:style-name="ce11">
            <text:p>22,234</text:p>
          </table:table-cell>
          <table:table-cell office:value-type="float" office:value="21390" table:style-name="ce10">
            <text:p>21,3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660" table:style-name="ce53">
            <text:p>17,660</text:p>
          </table:table-cell>
          <table:table-cell office:value-type="float" office:value="48322" table:style-name="ce11">
            <text:p>48,322</text:p>
          </table:table-cell>
          <table:table-cell office:value-type="float" office:value="24318" table:style-name="ce11">
            <text:p>24,318</text:p>
          </table:table-cell>
          <table:table-cell office:value-type="float" office:value="24004" table:style-name="ce10">
            <text:p>24,0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281" table:style-name="ce53">
            <text:p>12,281</text:p>
          </table:table-cell>
          <table:table-cell office:value-type="float" office:value="36538" table:style-name="ce11">
            <text:p>36,538</text:p>
          </table:table-cell>
          <table:table-cell office:value-type="float" office:value="18326" table:style-name="ce11">
            <text:p>18,326</text:p>
          </table:table-cell>
          <table:table-cell office:value-type="float" office:value="18212" table:style-name="ce10">
            <text:p>18,2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106" table:style-name="ce53">
            <text:p>10,106</text:p>
          </table:table-cell>
          <table:table-cell office:value-type="float" office:value="30577" table:style-name="ce11">
            <text:p>30,577</text:p>
          </table:table-cell>
          <table:table-cell office:value-type="float" office:value="15709" table:style-name="ce11">
            <text:p>15,709</text:p>
          </table:table-cell>
          <table:table-cell office:value-type="float" office:value="14868" table:style-name="ce10">
            <text:p>14,8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5" table:style-name="ce53">
            <text:p>2,715</text:p>
          </table:table-cell>
          <table:table-cell office:value-type="float" office:value="7310" table:style-name="ce11">
            <text:p>7,310</text:p>
          </table:table-cell>
          <table:table-cell office:value-type="float" office:value="3819" table:style-name="ce11">
            <text:p>3,819</text:p>
          </table:table-cell>
          <table:table-cell office:value-type="float" office:value="3491" table:style-name="ce10">
            <text:p>3,4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5" table:style-name="ce53">
            <text:p>5,145</text:p>
          </table:table-cell>
          <table:table-cell office:value-type="float" office:value="14172" table:style-name="ce11">
            <text:p>14,172</text:p>
          </table:table-cell>
          <table:table-cell office:value-type="float" office:value="7334" table:style-name="ce11">
            <text:p>7,334</text:p>
          </table:table-cell>
          <table:table-cell office:value-type="float" office:value="6838" table:style-name="ce10">
            <text:p>6,8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14" table:style-name="ce53">
            <text:p>3,514</text:p>
          </table:table-cell>
          <table:table-cell office:value-type="float" office:value="9714" table:style-name="ce11">
            <text:p>9,714</text:p>
          </table:table-cell>
          <table:table-cell office:value-type="float" office:value="5135" table:style-name="ce11">
            <text:p>5,135</text:p>
          </table:table-cell>
          <table:table-cell office:value-type="float" office:value="4579" table:style-name="ce10">
            <text:p>4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9" table:style-name="ce53">
            <text:p>2,879</text:p>
          </table:table-cell>
          <table:table-cell office:value-type="float" office:value="8789" table:style-name="ce11">
            <text:p>8,789</text:p>
          </table:table-cell>
          <table:table-cell office:value-type="float" office:value="4746" table:style-name="ce11">
            <text:p>4,746</text:p>
          </table:table-cell>
          <table:table-cell office:value-type="float" office:value="4043" table:style-name="ce10">
            <text:p>4,0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7" table:style-name="ce53">
            <text:p>1,977</text:p>
          </table:table-cell>
          <table:table-cell office:value-type="float" office:value="4878" table:style-name="ce11">
            <text:p>4,878</text:p>
          </table:table-cell>
          <table:table-cell office:value-type="float" office:value="2735" table:style-name="ce11">
            <text:p>2,735</text:p>
          </table:table-cell>
          <table:table-cell office:value-type="float" office:value="2143" table:style-name="ce10">
            <text:p>2,1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618" table:style-name="ce53">
            <text:p>27,618</text:p>
          </table:table-cell>
          <table:table-cell office:value-type="float" office:value="75512" table:style-name="ce11">
            <text:p>75,512</text:p>
          </table:table-cell>
          <table:table-cell office:value-type="float" office:value="38206" table:style-name="ce11">
            <text:p>38,206</text:p>
          </table:table-cell>
          <table:table-cell office:value-type="float" office:value="37306" table:style-name="ce10">
            <text:p>37,3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701" table:style-name="ce53">
            <text:p>22,701</text:p>
          </table:table-cell>
          <table:table-cell office:value-type="float" office:value="68402" table:style-name="ce11">
            <text:p>68,402</text:p>
          </table:table-cell>
          <table:table-cell office:value-type="float" office:value="34739" table:style-name="ce11">
            <text:p>34,739</text:p>
          </table:table-cell>
          <table:table-cell office:value-type="float" office:value="33663" table:style-name="ce10">
            <text:p>33,6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128" table:style-name="ce53">
            <text:p>11,128</text:p>
          </table:table-cell>
          <table:table-cell office:value-type="float" office:value="34458" table:style-name="ce11">
            <text:p>34,458</text:p>
          </table:table-cell>
          <table:table-cell office:value-type="float" office:value="17785" table:style-name="ce11">
            <text:p>17,785</text:p>
          </table:table-cell>
          <table:table-cell office:value-type="float" office:value="16673" table:style-name="ce10">
            <text:p>16,6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8" table:style-name="ce53">
            <text:p>1,538</text:p>
          </table:table-cell>
          <table:table-cell office:value-type="float" office:value="4038" table:style-name="ce11">
            <text:p>4,038</text:p>
          </table:table-cell>
          <table:table-cell office:value-type="float" office:value="2163" table:style-name="ce11">
            <text:p>2,163</text:p>
          </table:table-cell>
          <table:table-cell office:value-type="float" office:value="1875" table:style-name="ce10">
            <text:p>1,8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4017" table:style-name="ce53">
            <text:p>84,017</text:p>
          </table:table-cell>
          <table:table-cell office:value-type="float" office:value="233777" table:style-name="ce11">
            <text:p>233,777</text:p>
          </table:table-cell>
          <table:table-cell office:value-type="float" office:value="115176" table:style-name="ce11">
            <text:p>115,176</text:p>
          </table:table-cell>
          <table:table-cell office:value-type="float" office:value="118601" table:style-name="ce10">
            <text:p>118,6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80" table:style-name="ce53">
            <text:p>71,880</text:p>
          </table:table-cell>
          <table:table-cell office:value-type="float" office:value="186821" table:style-name="ce11">
            <text:p>186,821</text:p>
          </table:table-cell>
          <table:table-cell office:value-type="float" office:value="89580" table:style-name="ce11">
            <text:p>89,580</text:p>
          </table:table-cell>
          <table:table-cell office:value-type="float" office:value="97241" table:style-name="ce10">
            <text:p>97,2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704" table:style-name="ce53">
            <text:p>45,704</text:p>
          </table:table-cell>
          <table:table-cell office:value-type="float" office:value="125419" table:style-name="ce11">
            <text:p>125,419</text:p>
          </table:table-cell>
          <table:table-cell office:value-type="float" office:value="62117" table:style-name="ce11">
            <text:p>62,117</text:p>
          </table:table-cell>
          <table:table-cell office:value-type="float" office:value="63302" table:style-name="ce10">
            <text:p>63,3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927" table:style-name="ce53">
            <text:p>50,927</text:p>
          </table:table-cell>
          <table:table-cell office:value-type="float" office:value="132747" table:style-name="ce11">
            <text:p>132,747</text:p>
          </table:table-cell>
          <table:table-cell office:value-type="float" office:value="64598" table:style-name="ce11">
            <text:p>64,598</text:p>
          </table:table-cell>
          <table:table-cell office:value-type="float" office:value="68149" table:style-name="ce10">
            <text:p>68,1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781" table:style-name="ce53">
            <text:p>62,781</text:p>
          </table:table-cell>
          <table:table-cell office:value-type="float" office:value="192219" table:style-name="ce11">
            <text:p>192,219</text:p>
          </table:table-cell>
          <table:table-cell office:value-type="float" office:value="96853" table:style-name="ce11">
            <text:p>96,853</text:p>
          </table:table-cell>
          <table:table-cell office:value-type="float" office:value="95366" table:style-name="ce10">
            <text:p>95,3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636" table:style-name="ce53">
            <text:p>25,636</text:p>
          </table:table-cell>
          <table:table-cell office:value-type="float" office:value="66439" table:style-name="ce11">
            <text:p>66,439</text:p>
          </table:table-cell>
          <table:table-cell office:value-type="float" office:value="31582" table:style-name="ce11">
            <text:p>31,582</text:p>
          </table:table-cell>
          <table:table-cell office:value-type="float" office:value="34857" table:style-name="ce10">
            <text:p>34,85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1236" table:style-name="ce54">
            <text:p>31,236</text:p>
          </table:table-cell>
          <table:table-cell office:value-type="float" office:value="77646" table:style-name="ce18">
            <text:p>77,646</text:p>
          </table:table-cell>
          <table:table-cell office:value-type="float" office:value="37624" table:style-name="ce18">
            <text:p>37,624</text:p>
          </table:table-cell>
          <table:table-cell office:value-type="float" office:value="40022" table:style-name="ce17">
            <text:p>40,022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91722" table:style-name="ce76">
            <text:p>1,091,722</text:p>
          </table:table-cell>
          <table:table-cell office:value-type="float" office:value="2776846" table:style-name="ce80">
            <text:p>2,776,846</text:p>
          </table:table-cell>
          <table:table-cell office:value-type="float" office:value="1375691" table:style-name="ce81">
            <text:p>1,375,691</text:p>
          </table:table-cell>
          <table:table-cell office:value-type="float" office:value="1401155" table:style-name="ce73">
            <text:p>1,401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86" table:style-name="ce9">
            <text:p>10,786</text:p>
          </table:table-cell>
          <table:table-cell office:value-type="float" office:value="24249" table:style-name="ce11">
            <text:p>24,249</text:p>
          </table:table-cell>
          <table:table-cell office:value-type="float" office:value="12018" table:style-name="ce9">
            <text:p>12,018</text:p>
          </table:table-cell>
          <table:table-cell office:value-type="float" office:value="12231" table:style-name="ce9">
            <text:p>12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8043" table:style-name="ce9">
            <text:p>58,043</text:p>
          </table:table-cell>
          <table:table-cell office:value-type="float" office:value="139014" table:style-name="ce11">
            <text:p>139,014</text:p>
          </table:table-cell>
          <table:table-cell office:value-type="float" office:value="67108" table:style-name="ce9">
            <text:p>67,108</text:p>
          </table:table-cell>
          <table:table-cell office:value-type="float" office:value="71906" table:style-name="ce9">
            <text:p>71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9018" table:style-name="ce9">
            <text:p>79,018</text:p>
          </table:table-cell>
          <table:table-cell office:value-type="float" office:value="197140" table:style-name="ce11">
            <text:p>197,140</text:p>
          </table:table-cell>
          <table:table-cell office:value-type="float" office:value="94830" table:style-name="ce9">
            <text:p>94,830</text:p>
          </table:table-cell>
          <table:table-cell office:value-type="float" office:value="102310" table:style-name="ce9">
            <text:p>102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0359" table:style-name="ce9">
            <text:p>70,359</text:p>
          </table:table-cell>
          <table:table-cell office:value-type="float" office:value="183493" table:style-name="ce11">
            <text:p>183,493</text:p>
          </table:table-cell>
          <table:table-cell office:value-type="float" office:value="90162" table:style-name="ce9">
            <text:p>90,162</text:p>
          </table:table-cell>
          <table:table-cell office:value-type="float" office:value="93331" table:style-name="ce9">
            <text:p>93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798" table:style-name="ce9">
            <text:p>136,798</text:p>
          </table:table-cell>
          <table:table-cell office:value-type="float" office:value="343488" table:style-name="ce11">
            <text:p>343,488</text:p>
          </table:table-cell>
          <table:table-cell office:value-type="float" office:value="166222" table:style-name="ce9">
            <text:p>166,222</text:p>
          </table:table-cell>
          <table:table-cell office:value-type="float" office:value="177266" table:style-name="ce9">
            <text:p>177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797" table:style-name="ce9">
            <text:p>22,797</text:p>
          </table:table-cell>
          <table:table-cell office:value-type="float" office:value="51178" table:style-name="ce11">
            <text:p>51,178</text:p>
          </table:table-cell>
          <table:table-cell office:value-type="float" office:value="24604" table:style-name="ce9">
            <text:p>24,604</text:p>
          </table:table-cell>
          <table:table-cell office:value-type="float" office:value="26574" table:style-name="ce9">
            <text:p>26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07" table:style-name="ce9">
            <text:p>12,607</text:p>
          </table:table-cell>
          <table:table-cell office:value-type="float" office:value="26959" table:style-name="ce11">
            <text:p>26,959</text:p>
          </table:table-cell>
          <table:table-cell office:value-type="float" office:value="12874" table:style-name="ce9">
            <text:p>12,874</text:p>
          </table:table-cell>
          <table:table-cell office:value-type="float" office:value="14085" table:style-name="ce9">
            <text:p>14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66" table:style-name="ce9">
            <text:p>72,166</text:p>
          </table:table-cell>
          <table:table-cell office:value-type="float" office:value="171102" table:style-name="ce11">
            <text:p>171,102</text:p>
          </table:table-cell>
          <table:table-cell office:value-type="float" office:value="82390" table:style-name="ce9">
            <text:p>82,390</text:p>
          </table:table-cell>
          <table:table-cell office:value-type="float" office:value="88712" table:style-name="ce9">
            <text:p>88,7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764" table:style-name="ce9">
            <text:p>78,764</text:p>
          </table:table-cell>
          <table:table-cell office:value-type="float" office:value="189882" table:style-name="ce11">
            <text:p>189,882</text:p>
          </table:table-cell>
          <table:table-cell office:value-type="float" office:value="93315" table:style-name="ce9">
            <text:p>93,315</text:p>
          </table:table-cell>
          <table:table-cell office:value-type="float" office:value="96567" table:style-name="ce9">
            <text:p>96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27" table:style-name="ce9">
            <text:p>11,127</text:p>
          </table:table-cell>
          <table:table-cell office:value-type="float" office:value="28789" table:style-name="ce11">
            <text:p>28,789</text:p>
          </table:table-cell>
          <table:table-cell office:value-type="float" office:value="14857" table:style-name="ce9">
            <text:p>14,857</text:p>
          </table:table-cell>
          <table:table-cell office:value-type="float" office:value="13932" table:style-name="ce9">
            <text:p>13,93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8043" table:style-name="ce9">
            <text:p>68,043</text:p>
          </table:table-cell>
          <table:table-cell office:value-type="float" office:value="157424" table:style-name="ce11">
            <text:p>157,424</text:p>
          </table:table-cell>
          <table:table-cell office:value-type="float" office:value="78214" table:style-name="ce9">
            <text:p>78,214</text:p>
          </table:table-cell>
          <table:table-cell office:value-type="float" office:value="79210" table:style-name="ce9">
            <text:p>79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0628" table:style-name="ce9">
            <text:p>140,628</text:p>
          </table:table-cell>
          <table:table-cell office:value-type="float" office:value="358986" table:style-name="ce11">
            <text:p>358,986</text:p>
          </table:table-cell>
          <table:table-cell office:value-type="float" office:value="176063" table:style-name="ce9">
            <text:p>176,063</text:p>
          </table:table-cell>
          <table:table-cell office:value-type="float" office:value="182923" table:style-name="ce9">
            <text:p>182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884" table:style-name="ce9">
            <text:p>25,884</text:p>
          </table:table-cell>
          <table:table-cell office:value-type="float" office:value="69975" table:style-name="ce11">
            <text:p>69,975</text:p>
          </table:table-cell>
          <table:table-cell office:value-type="float" office:value="35367" table:style-name="ce9">
            <text:p>35,367</text:p>
          </table:table-cell>
          <table:table-cell office:value-type="float" office:value="34608" table:style-name="ce9">
            <text:p>34,6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184" table:style-name="ce9">
            <text:p>42,184</text:p>
          </table:table-cell>
          <table:table-cell office:value-type="float" office:value="112396" table:style-name="ce11">
            <text:p>112,396</text:p>
          </table:table-cell>
          <table:table-cell office:value-type="float" office:value="57468" table:style-name="ce9">
            <text:p>57,468</text:p>
          </table:table-cell>
          <table:table-cell office:value-type="float" office:value="54928" table:style-name="ce9">
            <text:p>54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628" table:style-name="ce9">
            <text:p>13,628</text:p>
          </table:table-cell>
          <table:table-cell office:value-type="float" office:value="42779" table:style-name="ce11">
            <text:p>42,779</text:p>
          </table:table-cell>
          <table:table-cell office:value-type="float" office:value="21941" table:style-name="ce9">
            <text:p>21,941</text:p>
          </table:table-cell>
          <table:table-cell office:value-type="float" office:value="20838" table:style-name="ce9">
            <text:p>20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031" table:style-name="ce9">
            <text:p>13,031</text:p>
          </table:table-cell>
          <table:table-cell office:value-type="float" office:value="34571" table:style-name="ce11">
            <text:p>34,571</text:p>
          </table:table-cell>
          <table:table-cell office:value-type="float" office:value="17548" table:style-name="ce9">
            <text:p>17,548</text:p>
          </table:table-cell>
          <table:table-cell office:value-type="float" office:value="17023" table:style-name="ce9">
            <text:p>17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3019" table:style-name="ce9">
            <text:p>33,019</text:p>
          </table:table-cell>
          <table:table-cell office:value-type="float" office:value="85759" table:style-name="ce11">
            <text:p>85,759</text:p>
          </table:table-cell>
          <table:table-cell office:value-type="float" office:value="43562" table:style-name="ce9">
            <text:p>43,562</text:p>
          </table:table-cell>
          <table:table-cell office:value-type="float" office:value="42197" table:style-name="ce9">
            <text:p>42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304" table:style-name="ce9">
            <text:p>18,304</text:p>
          </table:table-cell>
          <table:table-cell office:value-type="float" office:value="44290" table:style-name="ce11">
            <text:p>44,290</text:p>
          </table:table-cell>
          <table:table-cell office:value-type="float" office:value="22446" table:style-name="ce9">
            <text:p>22,446</text:p>
          </table:table-cell>
          <table:table-cell office:value-type="float" office:value="21844" table:style-name="ce9">
            <text:p>21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905" table:style-name="ce9">
            <text:p>34,905</text:p>
          </table:table-cell>
          <table:table-cell office:value-type="float" office:value="97321" table:style-name="ce11">
            <text:p>97,321</text:p>
          </table:table-cell>
          <table:table-cell office:value-type="float" office:value="48359" table:style-name="ce9">
            <text:p>48,359</text:p>
          </table:table-cell>
          <table:table-cell office:value-type="float" office:value="48962" table:style-name="ce9">
            <text:p>48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664" table:style-name="ce9">
            <text:p>13,664</text:p>
          </table:table-cell>
          <table:table-cell office:value-type="float" office:value="37606" table:style-name="ce11">
            <text:p>37,606</text:p>
          </table:table-cell>
          <table:table-cell office:value-type="float" office:value="19064" table:style-name="ce9">
            <text:p>19,064</text:p>
          </table:table-cell>
          <table:table-cell office:value-type="float" office:value="18542" table:style-name="ce9">
            <text:p>18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548" table:style-name="ce9">
            <text:p>10,548</text:p>
          </table:table-cell>
          <table:table-cell office:value-type="float" office:value="29952" table:style-name="ce11">
            <text:p>29,952</text:p>
          </table:table-cell>
          <table:table-cell office:value-type="float" office:value="15785" table:style-name="ce9">
            <text:p>15,785</text:p>
          </table:table-cell>
          <table:table-cell office:value-type="float" office:value="14167" table:style-name="ce9">
            <text:p>14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74" table:style-name="ce9">
            <text:p>3,274</text:p>
          </table:table-cell>
          <table:table-cell office:value-type="float" office:value="7260" table:style-name="ce11">
            <text:p>7,260</text:p>
          </table:table-cell>
          <table:table-cell office:value-type="float" office:value="4012" table:style-name="ce9">
            <text:p>4,012</text:p>
          </table:table-cell>
          <table:table-cell office:value-type="float" office:value="3248" table:style-name="ce9">
            <text:p>3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31" table:style-name="ce9">
            <text:p>9,431</text:p>
          </table:table-cell>
          <table:table-cell office:value-type="float" office:value="28868" table:style-name="ce11">
            <text:p>28,868</text:p>
          </table:table-cell>
          <table:table-cell office:value-type="float" office:value="14570" table:style-name="ce9">
            <text:p>14,570</text:p>
          </table:table-cell>
          <table:table-cell office:value-type="float" office:value="14298" table:style-name="ce9">
            <text:p>14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66" table:style-name="ce9">
            <text:p>17,066</text:p>
          </table:table-cell>
          <table:table-cell office:value-type="float" office:value="52757" table:style-name="ce11">
            <text:p>52,757</text:p>
          </table:table-cell>
          <table:table-cell office:value-type="float" office:value="26940" table:style-name="ce9">
            <text:p>26,940</text:p>
          </table:table-cell>
          <table:table-cell office:value-type="float" office:value="25817" table:style-name="ce9">
            <text:p>25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886" table:style-name="ce9">
            <text:p>10,886</text:p>
          </table:table-cell>
          <table:table-cell office:value-type="float" office:value="29824" table:style-name="ce11">
            <text:p>29,824</text:p>
          </table:table-cell>
          <table:table-cell office:value-type="float" office:value="15205" table:style-name="ce9">
            <text:p>15,205</text:p>
          </table:table-cell>
          <table:table-cell office:value-type="float" office:value="14619" table:style-name="ce9">
            <text:p>14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17" table:style-name="ce9">
            <text:p>10,517</text:p>
          </table:table-cell>
          <table:table-cell office:value-type="float" office:value="30248" table:style-name="ce11">
            <text:p>30,248</text:p>
          </table:table-cell>
          <table:table-cell office:value-type="float" office:value="15599" table:style-name="ce9">
            <text:p>15,599</text:p>
          </table:table-cell>
          <table:table-cell office:value-type="float" office:value="14649" table:style-name="ce9">
            <text:p>14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0" table:style-name="ce9">
            <text:p>5,740</text:p>
          </table:table-cell>
          <table:table-cell office:value-type="float" office:value="13984" table:style-name="ce11">
            <text:p>13,984</text:p>
          </table:table-cell>
          <table:table-cell office:value-type="float" office:value="7035" table:style-name="ce9">
            <text:p>7,035</text:p>
          </table:table-cell>
          <table:table-cell office:value-type="float" office:value="6949" table:style-name="ce9">
            <text:p>6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00" table:style-name="ce9">
            <text:p>6,800</text:p>
          </table:table-cell>
          <table:table-cell office:value-type="float" office:value="19405" table:style-name="ce11">
            <text:p>19,405</text:p>
          </table:table-cell>
          <table:table-cell office:value-type="float" office:value="9974" table:style-name="ce9">
            <text:p>9,974</text:p>
          </table:table-cell>
          <table:table-cell office:value-type="float" office:value="9431" table:style-name="ce9">
            <text:p>9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27" table:style-name="ce9">
            <text:p>12,627</text:p>
          </table:table-cell>
          <table:table-cell office:value-type="float" office:value="36111" table:style-name="ce11">
            <text:p>36,111</text:p>
          </table:table-cell>
          <table:table-cell office:value-type="float" office:value="18561" table:style-name="ce9">
            <text:p>18,561</text:p>
          </table:table-cell>
          <table:table-cell office:value-type="float" office:value="17550" table:style-name="ce9">
            <text:p>17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63" table:style-name="ce9">
            <text:p>13,763</text:p>
          </table:table-cell>
          <table:table-cell office:value-type="float" office:value="36963" table:style-name="ce11">
            <text:p>36,963</text:p>
          </table:table-cell>
          <table:table-cell office:value-type="float" office:value="19105" table:style-name="ce9">
            <text:p>19,105</text:p>
          </table:table-cell>
          <table:table-cell office:value-type="float" office:value="17858" table:style-name="ce9">
            <text:p>17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722" table:style-name="ce9">
            <text:p>14,722</text:p>
          </table:table-cell>
          <table:table-cell office:value-type="float" office:value="39992" table:style-name="ce11">
            <text:p>39,992</text:p>
          </table:table-cell>
          <table:table-cell office:value-type="float" office:value="20968" table:style-name="ce9">
            <text:p>20,968</text:p>
          </table:table-cell>
          <table:table-cell office:value-type="float" office:value="19024" table:style-name="ce9">
            <text:p>19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7" table:style-name="ce9">
            <text:p>5,557</text:p>
          </table:table-cell>
          <table:table-cell office:value-type="float" office:value="13038" table:style-name="ce11">
            <text:p>13,038</text:p>
          </table:table-cell>
          <table:table-cell office:value-type="float" office:value="7013" table:style-name="ce9">
            <text:p>7,013</text:p>
          </table:table-cell>
          <table:table-cell office:value-type="float" office:value="6025" table:style-name="ce9">
            <text:p>6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27" table:style-name="ce9">
            <text:p>2,327</text:p>
          </table:table-cell>
          <table:table-cell office:value-type="float" office:value="6119" table:style-name="ce11">
            <text:p>6,119</text:p>
          </table:table-cell>
          <table:table-cell office:value-type="float" office:value="3248" table:style-name="ce9">
            <text:p>3,248</text:p>
          </table:table-cell>
          <table:table-cell office:value-type="float" office:value="2871" table:style-name="ce9">
            <text:p>2,87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10" table:style-name="ce9">
            <text:p>4,810</text:p>
          </table:table-cell>
          <table:table-cell office:value-type="float" office:value="12066" table:style-name="ce11">
            <text:p>12,066</text:p>
          </table:table-cell>
          <table:table-cell office:value-type="float" office:value="6583" table:style-name="ce9">
            <text:p>6,583</text:p>
          </table:table-cell>
          <table:table-cell office:value-type="float" office:value="5483" table:style-name="ce9">
            <text:p>5,48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6" table:style-name="ce9">
            <text:p>5,116</text:p>
          </table:table-cell>
          <table:table-cell office:value-type="float" office:value="14576" table:style-name="ce11">
            <text:p>14,576</text:p>
          </table:table-cell>
          <table:table-cell office:value-type="float" office:value="7892" table:style-name="ce9">
            <text:p>7,892</text:p>
          </table:table-cell>
          <table:table-cell office:value-type="float" office:value="6684" table:style-name="ce9">
            <text:p>6,68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592" table:style-name="ce9">
            <text:p>592</text:p>
          </table:table-cell>
          <table:table-cell office:value-type="float" office:value="1926" table:style-name="ce11">
            <text:p>1,926</text:p>
          </table:table-cell>
          <table:table-cell office:value-type="float" office:value="962" table:style-name="ce9">
            <text:p>962</text:p>
          </table:table-cell>
          <table:table-cell office:value-type="float" office:value="964" table:style-name="ce9">
            <text:p>96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44" table:style-name="ce9">
            <text:p>1,344</text:p>
          </table:table-cell>
          <table:table-cell office:value-type="float" office:value="4243" table:style-name="ce11">
            <text:p>4,243</text:p>
          </table:table-cell>
          <table:table-cell office:value-type="float" office:value="2229" table:style-name="ce9">
            <text:p>2,229</text:p>
          </table:table-cell>
          <table:table-cell office:value-type="float" office:value="2014" table:style-name="ce9">
            <text:p>2,01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7" table:style-name="ce16">
            <text:p>847</text:p>
          </table:table-cell>
          <table:table-cell office:value-type="float" office:value="3113" table:style-name="ce18">
            <text:p>3,113</text:p>
          </table:table-cell>
          <table:table-cell office:value-type="float" office:value="1598" table:style-name="ce16">
            <text:p>1,598</text:p>
          </table:table-cell>
          <table:table-cell office:value-type="float" office:value="1515" table:style-name="ce16">
            <text:p>1,51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8543" table:style-name="ce72">
            <text:p>168,543</text:p>
          </table:table-cell>
          <table:table-cell office:value-type="float" office:value="456688" table:style-name="ce80">
            <text:p>456,688</text:p>
          </table:table-cell>
          <table:table-cell office:value-type="float" office:value="231048" table:style-name="ce80">
            <text:p>231,048</text:p>
          </table:table-cell>
          <table:table-cell office:value-type="float" office:value="225640" table:style-name="ce74">
            <text:p>225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322" table:style-name="ce53">
            <text:p>36,322</text:p>
          </table:table-cell>
          <table:table-cell office:value-type="float" office:value="95901" table:style-name="ce11">
            <text:p>95,901</text:p>
          </table:table-cell>
          <table:table-cell office:value-type="float" office:value="46792" table:style-name="ce11">
            <text:p>46,792</text:p>
          </table:table-cell>
          <table:table-cell office:value-type="float" office:value="49109" table:style-name="ce10">
            <text:p>49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55" table:style-name="ce53">
            <text:p>26,355</text:p>
          </table:table-cell>
          <table:table-cell office:value-type="float" office:value="72205" table:style-name="ce11">
            <text:p>72,205</text:p>
          </table:table-cell>
          <table:table-cell office:value-type="float" office:value="34221" table:style-name="ce11">
            <text:p>34,221</text:p>
          </table:table-cell>
          <table:table-cell office:value-type="float" office:value="37984" table:style-name="ce10">
            <text:p>37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95" table:style-name="ce53">
            <text:p>14,195</text:p>
          </table:table-cell>
          <table:table-cell office:value-type="float" office:value="40121" table:style-name="ce11">
            <text:p>40,121</text:p>
          </table:table-cell>
          <table:table-cell office:value-type="float" office:value="20411" table:style-name="ce11">
            <text:p>20,411</text:p>
          </table:table-cell>
          <table:table-cell office:value-type="float" office:value="19710" table:style-name="ce10">
            <text:p>19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77" table:style-name="ce53">
            <text:p>10,277</text:p>
          </table:table-cell>
          <table:table-cell office:value-type="float" office:value="29437" table:style-name="ce11">
            <text:p>29,437</text:p>
          </table:table-cell>
          <table:table-cell office:value-type="float" office:value="15176" table:style-name="ce11">
            <text:p>15,176</text:p>
          </table:table-cell>
          <table:table-cell office:value-type="float" office:value="14261" table:style-name="ce10">
            <text:p>14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089" table:style-name="ce53">
            <text:p>14,089</text:p>
          </table:table-cell>
          <table:table-cell office:value-type="float" office:value="35808" table:style-name="ce11">
            <text:p>35,808</text:p>
          </table:table-cell>
          <table:table-cell office:value-type="float" office:value="18624" table:style-name="ce11">
            <text:p>18,624</text:p>
          </table:table-cell>
          <table:table-cell office:value-type="float" office:value="17184" table:style-name="ce10">
            <text:p>17,1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842" table:style-name="ce53">
            <text:p>8,842</text:p>
          </table:table-cell>
          <table:table-cell office:value-type="float" office:value="24247" table:style-name="ce11">
            <text:p>24,247</text:p>
          </table:table-cell>
          <table:table-cell office:value-type="float" office:value="12827" table:style-name="ce11">
            <text:p>12,827</text:p>
          </table:table-cell>
          <table:table-cell office:value-type="float" office:value="11420" table:style-name="ce10">
            <text:p>11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36" table:style-name="ce53">
            <text:p>11,736</text:p>
          </table:table-cell>
          <table:table-cell office:value-type="float" office:value="32461" table:style-name="ce11">
            <text:p>32,461</text:p>
          </table:table-cell>
          <table:table-cell office:value-type="float" office:value="17206" table:style-name="ce11">
            <text:p>17,206</text:p>
          </table:table-cell>
          <table:table-cell office:value-type="float" office:value="15255" table:style-name="ce10">
            <text:p>15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325" table:style-name="ce53">
            <text:p>19,325</text:p>
          </table:table-cell>
          <table:table-cell office:value-type="float" office:value="53362" table:style-name="ce11">
            <text:p>53,362</text:p>
          </table:table-cell>
          <table:table-cell office:value-type="float" office:value="27344" table:style-name="ce11">
            <text:p>27,344</text:p>
          </table:table-cell>
          <table:table-cell office:value-type="float" office:value="26018" table:style-name="ce10">
            <text:p>26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975" table:style-name="ce53">
            <text:p>14,975</text:p>
          </table:table-cell>
          <table:table-cell office:value-type="float" office:value="39654" table:style-name="ce11">
            <text:p>39,654</text:p>
          </table:table-cell>
          <table:table-cell office:value-type="float" office:value="20500" table:style-name="ce11">
            <text:p>20,500</text:p>
          </table:table-cell>
          <table:table-cell office:value-type="float" office:value="19154" table:style-name="ce10">
            <text:p>19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82" table:style-name="ce53">
            <text:p>8,582</text:p>
          </table:table-cell>
          <table:table-cell office:value-type="float" office:value="21484" table:style-name="ce11">
            <text:p>21,484</text:p>
          </table:table-cell>
          <table:table-cell office:value-type="float" office:value="11574" table:style-name="ce11">
            <text:p>11,574</text:p>
          </table:table-cell>
          <table:table-cell office:value-type="float" office:value="9910" table:style-name="ce10">
            <text:p>9,9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897" table:style-name="ce53">
            <text:p>1,897</text:p>
          </table:table-cell>
          <table:table-cell office:value-type="float" office:value="6090" table:style-name="ce11">
            <text:p>6,090</text:p>
          </table:table-cell>
          <table:table-cell office:value-type="float" office:value="3286" table:style-name="ce11">
            <text:p>3,286</text:p>
          </table:table-cell>
          <table:table-cell office:value-type="float" office:value="2804" table:style-name="ce10">
            <text:p>2,8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48" table:style-name="ce54">
            <text:p>1,948</text:p>
          </table:table-cell>
          <table:table-cell office:value-type="float" office:value="5918" table:style-name="ce18">
            <text:p>5,918</text:p>
          </table:table-cell>
          <table:table-cell office:value-type="float" office:value="3087" table:style-name="ce18">
            <text:p>3,087</text:p>
          </table:table-cell>
          <table:table-cell office:value-type="float" office:value="2831" table:style-name="ce17">
            <text:p>2,83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 <text:s/>域 <text:s/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90932" table:style-name="ce72">
            <text:p>190,932</text:p>
          </table:table-cell>
          <table:table-cell office:value-type="float" office:value="551816" table:style-name="ce80">
            <text:p>551,816</text:p>
          </table:table-cell>
          <table:table-cell office:value-type="float" office:value="281899" table:style-name="ce80">
            <text:p>281,899</text:p>
          </table:table-cell>
          <table:table-cell office:value-type="float" office:value="269917" table:style-name="ce74">
            <text:p>269,91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5427" table:style-name="ce53">
            <text:p>65,427</text:p>
          </table:table-cell>
          <table:table-cell office:value-type="float" office:value="181419" table:style-name="ce11">
            <text:p>181,419</text:p>
          </table:table-cell>
          <table:table-cell office:value-type="float" office:value="90319" table:style-name="ce11">
            <text:p>90,319</text:p>
          </table:table-cell>
          <table:table-cell office:value-type="float" office:value="91100" table:style-name="ce10">
            <text:p>91,10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46" table:style-name="ce53">
            <text:p>9,446</text:p>
          </table:table-cell>
          <table:table-cell office:value-type="float" office:value="28933" table:style-name="ce50">
            <text:p>28,933</text:p>
          </table:table-cell>
          <table:table-cell office:value-type="float" office:value="15484" table:style-name="ce11">
            <text:p>15,484</text:p>
          </table:table-cell>
          <table:table-cell office:value-type="float" office:value="13449" table:style-name="ce10">
            <text:p>13,44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27" table:style-name="ce53">
            <text:p>10,727</text:p>
          </table:table-cell>
          <table:table-cell office:value-type="float" office:value="33469" table:style-name="ce50">
            <text:p>33,469</text:p>
          </table:table-cell>
          <table:table-cell office:value-type="float" office:value="17837" table:style-name="ce11">
            <text:p>17,837</text:p>
          </table:table-cell>
          <table:table-cell office:value-type="float" office:value="15632" table:style-name="ce10">
            <text:p>15,63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980" table:style-name="ce53">
            <text:p>33,980</text:p>
          </table:table-cell>
          <table:table-cell office:value-type="float" office:value="96929" table:style-name="ce50">
            <text:p>96,929</text:p>
          </table:table-cell>
          <table:table-cell office:value-type="float" office:value="48664" table:style-name="ce11">
            <text:p>48,664</text:p>
          </table:table-cell>
          <table:table-cell office:value-type="float" office:value="48265" table:style-name="ce10">
            <text:p>48,26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560" table:style-name="ce53">
            <text:p>26,560</text:p>
          </table:table-cell>
          <table:table-cell office:value-type="float" office:value="77500" table:style-name="ce50">
            <text:p>77,500</text:p>
          </table:table-cell>
          <table:table-cell office:value-type="float" office:value="39253" table:style-name="ce11">
            <text:p>39,253</text:p>
          </table:table-cell>
          <table:table-cell office:value-type="float" office:value="38247" table:style-name="ce10">
            <text:p>38,24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49" table:style-name="ce53">
            <text:p>4,449</text:p>
          </table:table-cell>
          <table:table-cell office:value-type="float" office:value="13101" table:style-name="ce50">
            <text:p>13,101</text:p>
          </table:table-cell>
          <table:table-cell office:value-type="float" office:value="7095" table:style-name="ce11">
            <text:p>7,095</text:p>
          </table:table-cell>
          <table:table-cell office:value-type="float" office:value="6006" table:style-name="ce10">
            <text:p>6,00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470" table:style-name="ce53">
            <text:p>18,470</text:p>
          </table:table-cell>
          <table:table-cell office:value-type="float" office:value="56800" table:style-name="ce50">
            <text:p>56,800</text:p>
          </table:table-cell>
          <table:table-cell office:value-type="float" office:value="29117" table:style-name="ce11">
            <text:p>29,117</text:p>
          </table:table-cell>
          <table:table-cell office:value-type="float" office:value="27683" table:style-name="ce10">
            <text:p>27,68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12" table:style-name="ce53">
            <text:p>6,512</text:p>
          </table:table-cell>
          <table:table-cell office:value-type="float" office:value="20076" table:style-name="ce50">
            <text:p>20,076</text:p>
          </table:table-cell>
          <table:table-cell office:value-type="float" office:value="10626" table:style-name="ce11">
            <text:p>10,626</text:p>
          </table:table-cell>
          <table:table-cell office:value-type="float" office:value="9450" table:style-name="ce10">
            <text:p>9,45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538" table:style-name="ce53">
            <text:p>5,538</text:p>
          </table:table-cell>
          <table:table-cell office:value-type="float" office:value="14550" table:style-name="ce50">
            <text:p>14,550</text:p>
          </table:table-cell>
          <table:table-cell office:value-type="float" office:value="7839" table:style-name="ce11">
            <text:p>7,839</text:p>
          </table:table-cell>
          <table:table-cell office:value-type="float" office:value="6711" table:style-name="ce10">
            <text:p>6,71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15" table:style-name="ce53">
            <text:p>3,115</text:p>
          </table:table-cell>
          <table:table-cell office:value-type="float" office:value="9408" table:style-name="ce50">
            <text:p>9,408</text:p>
          </table:table-cell>
          <table:table-cell office:value-type="float" office:value="5120" table:style-name="ce11">
            <text:p>5,120</text:p>
          </table:table-cell>
          <table:table-cell office:value-type="float" office:value="4288" table:style-name="ce10">
            <text:p>4,28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5" table:style-name="ce53">
            <text:p>2,075</text:p>
          </table:table-cell>
          <table:table-cell office:value-type="float" office:value="5535" table:style-name="ce50">
            <text:p>5,535</text:p>
          </table:table-cell>
          <table:table-cell office:value-type="float" office:value="3046" table:style-name="ce11">
            <text:p>3,046</text:p>
          </table:table-cell>
          <table:table-cell office:value-type="float" office:value="2489" table:style-name="ce10">
            <text:p>2,48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尖石鄉</text:p>
          </table:table-cell>
          <table:table-cell office:value-type="float" office:value="2875" table:style-name="ce53">
            <text:p>2,875</text:p>
          </table:table-cell>
          <table:table-cell office:value-type="float" office:value="9534" table:style-name="ce50">
            <text:p>9,534</text:p>
          </table:table-cell>
          <table:table-cell office:value-type="float" office:value="5036" table:style-name="ce11">
            <text:p>5,036</text:p>
          </table:table-cell>
          <table:table-cell office:value-type="float" office:value="4498" table:style-name="ce10">
            <text:p>4,498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※五峰鄉</text:p>
          </table:table-cell>
          <table:table-cell office:value-type="float" office:value="1758" table:style-name="ce54">
            <text:p>1,758</text:p>
          </table:table-cell>
          <table:table-cell office:value-type="float" office:value="4562" table:style-name="ce52">
            <text:p>4,562</text:p>
          </table:table-cell>
          <table:table-cell office:value-type="float" office:value="2463" table:style-name="ce18">
            <text:p>2,463</text:p>
          </table:table-cell>
          <table:table-cell office:value-type="float" office:value="2099" table:style-name="ce17">
            <text:p>2,09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7738" table:style-name="ce72">
            <text:p>187,738</text:p>
          </table:table-cell>
          <table:table-cell office:value-type="float" office:value="554267" table:style-name="ce80">
            <text:p>554,267</text:p>
          </table:table-cell>
          <table:table-cell office:value-type="float" office:value="286057" table:style-name="ce80">
            <text:p>286,057</text:p>
          </table:table-cell>
          <table:table-cell office:value-type="float" office:value="268210" table:style-name="ce74">
            <text:p>268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332" table:style-name="ce53">
            <text:p>31,332</text:p>
          </table:table-cell>
          <table:table-cell office:value-type="float" office:value="89222" table:style-name="ce11">
            <text:p>89,222</text:p>
          </table:table-cell>
          <table:table-cell office:value-type="float" office:value="44558" table:style-name="ce11">
            <text:p>44,558</text:p>
          </table:table-cell>
          <table:table-cell office:value-type="float" office:value="44664" table:style-name="ce10">
            <text:p>44,66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689" table:style-name="ce53">
            <text:p>34,689</text:p>
          </table:table-cell>
          <table:table-cell office:value-type="float" office:value="103098" table:style-name="ce11">
            <text:p>103,098</text:p>
          </table:table-cell>
          <table:table-cell office:value-type="float" office:value="52048" table:style-name="ce11">
            <text:p>52,048</text:p>
          </table:table-cell>
          <table:table-cell office:value-type="float" office:value="51050" table:style-name="ce10">
            <text:p>51,050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656" table:style-name="ce53">
            <text:p>14,656</text:p>
          </table:table-cell>
          <table:table-cell office:value-type="float" office:value="46087" table:style-name="ce11">
            <text:p>46,087</text:p>
          </table:table-cell>
          <table:table-cell office:value-type="float" office:value="24022" table:style-name="ce11">
            <text:p>24,022</text:p>
          </table:table-cell>
          <table:table-cell office:value-type="float" office:value="22065" table:style-name="ce10">
            <text:p>22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606" table:style-name="ce53">
            <text:p>11,606</text:p>
          </table:table-cell>
          <table:table-cell office:value-type="float" office:value="34757" table:style-name="ce11">
            <text:p>34,757</text:p>
          </table:table-cell>
          <table:table-cell office:value-type="float" office:value="18370" table:style-name="ce11">
            <text:p>18,370</text:p>
          </table:table-cell>
          <table:table-cell office:value-type="float" office:value="16387" table:style-name="ce10">
            <text:p>16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9169" table:style-name="ce53">
            <text:p>29,169</text:p>
          </table:table-cell>
          <table:table-cell office:value-type="float" office:value="85532" table:style-name="ce11">
            <text:p>85,532</text:p>
          </table:table-cell>
          <table:table-cell office:value-type="float" office:value="43159" table:style-name="ce11">
            <text:p>43,159</text:p>
          </table:table-cell>
          <table:table-cell office:value-type="float" office:value="42373" table:style-name="ce10">
            <text:p>42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16" table:style-name="ce53">
            <text:p>11,916</text:p>
          </table:table-cell>
          <table:table-cell office:value-type="float" office:value="36816" table:style-name="ce11">
            <text:p>36,816</text:p>
          </table:table-cell>
          <table:table-cell office:value-type="float" office:value="19448" table:style-name="ce11">
            <text:p>19,448</text:p>
          </table:table-cell>
          <table:table-cell office:value-type="float" office:value="17368" table:style-name="ce10">
            <text:p>17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7" table:style-name="ce53">
            <text:p>6,057</text:p>
          </table:table-cell>
          <table:table-cell office:value-type="float" office:value="17177" table:style-name="ce11">
            <text:p>17,177</text:p>
          </table:table-cell>
          <table:table-cell office:value-type="float" office:value="8988" table:style-name="ce11">
            <text:p>8,988</text:p>
          </table:table-cell>
          <table:table-cell office:value-type="float" office:value="8189" table:style-name="ce10">
            <text:p>8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11" table:style-name="ce53">
            <text:p>5,411</text:p>
          </table:table-cell>
          <table:table-cell office:value-type="float" office:value="14772" table:style-name="ce11">
            <text:p>14,772</text:p>
          </table:table-cell>
          <table:table-cell office:value-type="float" office:value="7857" table:style-name="ce11">
            <text:p>7,857</text:p>
          </table:table-cell>
          <table:table-cell office:value-type="float" office:value="6915" table:style-name="ce10">
            <text:p>6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44" table:style-name="ce53">
            <text:p>10,744</text:p>
          </table:table-cell>
          <table:table-cell office:value-type="float" office:value="33839" table:style-name="ce11">
            <text:p>33,839</text:p>
          </table:table-cell>
          <table:table-cell office:value-type="float" office:value="17664" table:style-name="ce11">
            <text:p>17,664</text:p>
          </table:table-cell>
          <table:table-cell office:value-type="float" office:value="16175" table:style-name="ce10">
            <text:p>16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4" table:style-name="ce53">
            <text:p>6,154</text:p>
          </table:table-cell>
          <table:table-cell office:value-type="float" office:value="18173" table:style-name="ce11">
            <text:p>18,173</text:p>
          </table:table-cell>
          <table:table-cell office:value-type="float" office:value="9668" table:style-name="ce11">
            <text:p>9,668</text:p>
          </table:table-cell>
          <table:table-cell office:value-type="float" office:value="8505" table:style-name="ce10">
            <text:p>8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8" table:style-name="ce53">
            <text:p>3,938</text:p>
          </table:table-cell>
          <table:table-cell office:value-type="float" office:value="10197" table:style-name="ce11">
            <text:p>10,197</text:p>
          </table:table-cell>
          <table:table-cell office:value-type="float" office:value="5604" table:style-name="ce11">
            <text:p>5,604</text:p>
          </table:table-cell>
          <table:table-cell office:value-type="float" office:value="4593" table:style-name="ce10">
            <text:p>4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0" table:style-name="ce53">
            <text:p>3,640</text:p>
          </table:table-cell>
          <table:table-cell office:value-type="float" office:value="10842" table:style-name="ce11">
            <text:p>10,842</text:p>
          </table:table-cell>
          <table:table-cell office:value-type="float" office:value="5766" table:style-name="ce11">
            <text:p>5,766</text:p>
          </table:table-cell>
          <table:table-cell office:value-type="float" office:value="5076" table:style-name="ce10">
            <text:p>5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71" table:style-name="ce53">
            <text:p>5,571</text:p>
          </table:table-cell>
          <table:table-cell office:value-type="float" office:value="16547" table:style-name="ce11">
            <text:p>16,547</text:p>
          </table:table-cell>
          <table:table-cell office:value-type="float" office:value="8745" table:style-name="ce11">
            <text:p>8,745</text:p>
          </table:table-cell>
          <table:table-cell office:value-type="float" office:value="7802" table:style-name="ce10">
            <text:p>7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52" table:style-name="ce53">
            <text:p>2,652</text:p>
          </table:table-cell>
          <table:table-cell office:value-type="float" office:value="7182" table:style-name="ce11">
            <text:p>7,182</text:p>
          </table:table-cell>
          <table:table-cell office:value-type="float" office:value="4002" table:style-name="ce11">
            <text:p>4,002</text:p>
          </table:table-cell>
          <table:table-cell office:value-type="float" office:value="3180" table:style-name="ce10">
            <text:p>3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24" table:style-name="ce53">
            <text:p>4,124</text:p>
          </table:table-cell>
          <table:table-cell office:value-type="float" office:value="12981" table:style-name="ce11">
            <text:p>12,981</text:p>
          </table:table-cell>
          <table:table-cell office:value-type="float" office:value="6841" table:style-name="ce11">
            <text:p>6,841</text:p>
          </table:table-cell>
          <table:table-cell office:value-type="float" office:value="6140" table:style-name="ce10">
            <text:p>6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0" table:style-name="ce53">
            <text:p>2,400</text:p>
          </table:table-cell>
          <table:table-cell office:value-type="float" office:value="6757" table:style-name="ce11">
            <text:p>6,757</text:p>
          </table:table-cell>
          <table:table-cell office:value-type="float" office:value="3692" table:style-name="ce11">
            <text:p>3,692</text:p>
          </table:table-cell>
          <table:table-cell office:value-type="float" office:value="3065" table:style-name="ce10">
            <text:p>3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3">
            <text:p>1,719</text:p>
          </table:table-cell>
          <table:table-cell office:value-type="float" office:value="4416" table:style-name="ce11">
            <text:p>4,416</text:p>
          </table:table-cell>
          <table:table-cell office:value-type="float" office:value="2473" table:style-name="ce11">
            <text:p>2,473</text:p>
          </table:table-cell>
          <table:table-cell office:value-type="float" office:value="1943" table:style-name="ce10">
            <text:p>1,9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60" table:style-name="ce54">
            <text:p>1,960</text:p>
          </table:table-cell>
          <table:table-cell office:value-type="float" office:value="5872" table:style-name="ce18">
            <text:p>5,872</text:p>
          </table:table-cell>
          <table:table-cell office:value-type="float" office:value="3152" table:style-name="ce18">
            <text:p>3,152</text:p>
          </table:table-cell>
          <table:table-cell office:value-type="float" office:value="2720" table:style-name="ce17">
            <text:p>2,72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7010" table:style-name="ce72">
            <text:p>387,010</text:p>
          </table:table-cell>
          <table:table-cell office:value-type="float" office:value="1282669" table:style-name="ce80">
            <text:p>1,282,669</text:p>
          </table:table-cell>
          <table:table-cell office:value-type="float" office:value="653799" table:style-name="ce80">
            <text:p>653,799</text:p>
          </table:table-cell>
          <table:table-cell office:value-type="float" office:value="628870" table:style-name="ce74">
            <text:p>628,8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360" table:style-name="ce53">
            <text:p>76,360</text:p>
          </table:table-cell>
          <table:table-cell office:value-type="float" office:value="233564" table:style-name="ce11">
            <text:p>233,564</text:p>
          </table:table-cell>
          <table:table-cell office:value-type="float" office:value="115396" table:style-name="ce11">
            <text:p>115,396</text:p>
          </table:table-cell>
          <table:table-cell office:value-type="float" office:value="118168" table:style-name="ce10">
            <text:p>118,1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251" table:style-name="ce53">
            <text:p>39,251</text:p>
          </table:table-cell>
          <table:table-cell office:value-type="float" office:value="124572" table:style-name="ce11">
            <text:p>124,572</text:p>
          </table:table-cell>
          <table:table-cell office:value-type="float" office:value="61903" table:style-name="ce11">
            <text:p>61,903</text:p>
          </table:table-cell>
          <table:table-cell office:value-type="float" office:value="62669" table:style-name="ce10">
            <text:p>62,669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493" table:style-name="ce53">
            <text:p>24,493</text:p>
          </table:table-cell>
          <table:table-cell office:value-type="float" office:value="86766" table:style-name="ce11">
            <text:p>86,766</text:p>
          </table:table-cell>
          <table:table-cell office:value-type="float" office:value="44113" table:style-name="ce11">
            <text:p>44,113</text:p>
          </table:table-cell>
          <table:table-cell office:value-type="float" office:value="42653" table:style-name="ce10">
            <text:p>42,6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759" table:style-name="ce53">
            <text:p>26,759</text:p>
          </table:table-cell>
          <table:table-cell office:value-type="float" office:value="91024" table:style-name="ce11">
            <text:p>91,024</text:p>
          </table:table-cell>
          <table:table-cell office:value-type="float" office:value="46330" table:style-name="ce11">
            <text:p>46,330</text:p>
          </table:table-cell>
          <table:table-cell office:value-type="float" office:value="44694" table:style-name="ce10">
            <text:p>44,6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702" table:style-name="ce53">
            <text:p>10,702</text:p>
          </table:table-cell>
          <table:table-cell office:value-type="float" office:value="33345" table:style-name="ce11">
            <text:p>33,345</text:p>
          </table:table-cell>
          <table:table-cell office:value-type="float" office:value="16793" table:style-name="ce11">
            <text:p>16,793</text:p>
          </table:table-cell>
          <table:table-cell office:value-type="float" office:value="16552" table:style-name="ce10">
            <text:p>16,5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349" table:style-name="ce53">
            <text:p>16,349</text:p>
          </table:table-cell>
          <table:table-cell office:value-type="float" office:value="55680" table:style-name="ce11">
            <text:p>55,680</text:p>
          </table:table-cell>
          <table:table-cell office:value-type="float" office:value="28215" table:style-name="ce11">
            <text:p>28,215</text:p>
          </table:table-cell>
          <table:table-cell office:value-type="float" office:value="27465" table:style-name="ce10">
            <text:p>27,4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64" table:style-name="ce53">
            <text:p>13,164</text:p>
          </table:table-cell>
          <table:table-cell office:value-type="float" office:value="41867" table:style-name="ce11">
            <text:p>41,867</text:p>
          </table:table-cell>
          <table:table-cell office:value-type="float" office:value="21602" table:style-name="ce11">
            <text:p>21,602</text:p>
          </table:table-cell>
          <table:table-cell office:value-type="float" office:value="20265" table:style-name="ce10">
            <text:p>20,2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058" table:style-name="ce53">
            <text:p>15,058</text:p>
          </table:table-cell>
          <table:table-cell office:value-type="float" office:value="51037" table:style-name="ce11">
            <text:p>51,037</text:p>
          </table:table-cell>
          <table:table-cell office:value-type="float" office:value="26265" table:style-name="ce11">
            <text:p>26,265</text:p>
          </table:table-cell>
          <table:table-cell office:value-type="float" office:value="24772" table:style-name="ce10">
            <text:p>24,7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97" table:style-name="ce53">
            <text:p>4,397</text:p>
          </table:table-cell>
          <table:table-cell office:value-type="float" office:value="16919" table:style-name="ce11">
            <text:p>16,919</text:p>
          </table:table-cell>
          <table:table-cell office:value-type="float" office:value="8693" table:style-name="ce11">
            <text:p>8,693</text:p>
          </table:table-cell>
          <table:table-cell office:value-type="float" office:value="8226" table:style-name="ce10">
            <text:p>8,2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977" table:style-name="ce53">
            <text:p>9,977</text:p>
          </table:table-cell>
          <table:table-cell office:value-type="float" office:value="36941" table:style-name="ce11">
            <text:p>36,941</text:p>
          </table:table-cell>
          <table:table-cell office:value-type="float" office:value="18864" table:style-name="ce11">
            <text:p>18,864</text:p>
          </table:table-cell>
          <table:table-cell office:value-type="float" office:value="18077" table:style-name="ce10">
            <text:p>18,0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815" table:style-name="ce53">
            <text:p>12,815</text:p>
          </table:table-cell>
          <table:table-cell office:value-type="float" office:value="47381" table:style-name="ce11">
            <text:p>47,381</text:p>
          </table:table-cell>
          <table:table-cell office:value-type="float" office:value="24679" table:style-name="ce11">
            <text:p>24,679</text:p>
          </table:table-cell>
          <table:table-cell office:value-type="float" office:value="22702" table:style-name="ce10">
            <text:p>22,7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767" table:style-name="ce53">
            <text:p>10,767</text:p>
          </table:table-cell>
          <table:table-cell office:value-type="float" office:value="39344" table:style-name="ce11">
            <text:p>39,344</text:p>
          </table:table-cell>
          <table:table-cell office:value-type="float" office:value="20296" table:style-name="ce11">
            <text:p>20,296</text:p>
          </table:table-cell>
          <table:table-cell office:value-type="float" office:value="19048" table:style-name="ce10">
            <text:p>19,0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100" table:style-name="ce53">
            <text:p>14,100</text:p>
          </table:table-cell>
          <table:table-cell office:value-type="float" office:value="45971" table:style-name="ce11">
            <text:p>45,971</text:p>
          </table:table-cell>
          <table:table-cell office:value-type="float" office:value="23571" table:style-name="ce11">
            <text:p>23,571</text:p>
          </table:table-cell>
          <table:table-cell office:value-type="float" office:value="22400" table:style-name="ce10">
            <text:p>22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6" table:style-name="ce53">
            <text:p>6,836</text:p>
          </table:table-cell>
          <table:table-cell office:value-type="float" office:value="23754" table:style-name="ce11">
            <text:p>23,754</text:p>
          </table:table-cell>
          <table:table-cell office:value-type="float" office:value="12484" table:style-name="ce11">
            <text:p>12,484</text:p>
          </table:table-cell>
          <table:table-cell office:value-type="float" office:value="11270" table:style-name="ce10">
            <text:p>11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136" table:style-name="ce53">
            <text:p>11,136</text:p>
          </table:table-cell>
          <table:table-cell office:value-type="float" office:value="36876" table:style-name="ce11">
            <text:p>36,876</text:p>
          </table:table-cell>
          <table:table-cell office:value-type="float" office:value="19039" table:style-name="ce11">
            <text:p>19,039</text:p>
          </table:table-cell>
          <table:table-cell office:value-type="float" office:value="17837" table:style-name="ce10">
            <text:p>17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82" table:style-name="ce53">
            <text:p>9,082</text:p>
          </table:table-cell>
          <table:table-cell office:value-type="float" office:value="32608" table:style-name="ce11">
            <text:p>32,608</text:p>
          </table:table-cell>
          <table:table-cell office:value-type="float" office:value="17152" table:style-name="ce11">
            <text:p>17,152</text:p>
          </table:table-cell>
          <table:table-cell office:value-type="float" office:value="15456" table:style-name="ce10">
            <text:p>15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86" table:style-name="ce53">
            <text:p>10,586</text:p>
          </table:table-cell>
          <table:table-cell office:value-type="float" office:value="34873" table:style-name="ce11">
            <text:p>34,873</text:p>
          </table:table-cell>
          <table:table-cell office:value-type="float" office:value="17959" table:style-name="ce11">
            <text:p>17,959</text:p>
          </table:table-cell>
          <table:table-cell office:value-type="float" office:value="16914" table:style-name="ce10">
            <text:p>16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1" table:style-name="ce53">
            <text:p>10,931</text:p>
          </table:table-cell>
          <table:table-cell office:value-type="float" office:value="37379" table:style-name="ce11">
            <text:p>37,379</text:p>
          </table:table-cell>
          <table:table-cell office:value-type="float" office:value="19359" table:style-name="ce11">
            <text:p>19,359</text:p>
          </table:table-cell>
          <table:table-cell office:value-type="float" office:value="18020" table:style-name="ce10">
            <text:p>18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23" table:style-name="ce53">
            <text:p>12,923</text:p>
          </table:table-cell>
          <table:table-cell office:value-type="float" office:value="43192" table:style-name="ce11">
            <text:p>43,192</text:p>
          </table:table-cell>
          <table:table-cell office:value-type="float" office:value="22207" table:style-name="ce11">
            <text:p>22,207</text:p>
          </table:table-cell>
          <table:table-cell office:value-type="float" office:value="20985" table:style-name="ce10">
            <text:p>20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8" table:style-name="ce53">
            <text:p>5,288</text:p>
          </table:table-cell>
          <table:table-cell office:value-type="float" office:value="15345" table:style-name="ce11">
            <text:p>15,345</text:p>
          </table:table-cell>
          <table:table-cell office:value-type="float" office:value="8047" table:style-name="ce11">
            <text:p>8,047</text:p>
          </table:table-cell>
          <table:table-cell office:value-type="float" office:value="7298" table:style-name="ce10">
            <text:p>7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91" table:style-name="ce53">
            <text:p>7,991</text:p>
          </table:table-cell>
          <table:table-cell office:value-type="float" office:value="27490" table:style-name="ce11">
            <text:p>27,490</text:p>
          </table:table-cell>
          <table:table-cell office:value-type="float" office:value="14171" table:style-name="ce11">
            <text:p>14,171</text:p>
          </table:table-cell>
          <table:table-cell office:value-type="float" office:value="13319" table:style-name="ce10">
            <text:p>13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46" table:style-name="ce53">
            <text:p>9,046</text:p>
          </table:table-cell>
          <table:table-cell office:value-type="float" office:value="30649" table:style-name="ce11">
            <text:p>30,649</text:p>
          </table:table-cell>
          <table:table-cell office:value-type="float" office:value="15874" table:style-name="ce11">
            <text:p>15,874</text:p>
          </table:table-cell>
          <table:table-cell office:value-type="float" office:value="14775" table:style-name="ce10">
            <text:p>14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8" table:style-name="ce53">
            <text:p>10,138</text:p>
          </table:table-cell>
          <table:table-cell office:value-type="float" office:value="33735" table:style-name="ce11">
            <text:p>33,735</text:p>
          </table:table-cell>
          <table:table-cell office:value-type="float" office:value="17850" table:style-name="ce11">
            <text:p>17,850</text:p>
          </table:table-cell>
          <table:table-cell office:value-type="float" office:value="15885" table:style-name="ce10">
            <text:p>15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57" table:style-name="ce53">
            <text:p>5,257</text:p>
          </table:table-cell>
          <table:table-cell office:value-type="float" office:value="16988" table:style-name="ce11">
            <text:p>16,988</text:p>
          </table:table-cell>
          <table:table-cell office:value-type="float" office:value="9171" table:style-name="ce11">
            <text:p>9,171</text:p>
          </table:table-cell>
          <table:table-cell office:value-type="float" office:value="7817" table:style-name="ce10">
            <text:p>7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17" table:style-name="ce53">
            <text:p>4,617</text:p>
          </table:table-cell>
          <table:table-cell office:value-type="float" office:value="15301" table:style-name="ce11">
            <text:p>15,301</text:p>
          </table:table-cell>
          <table:table-cell office:value-type="float" office:value="8055" table:style-name="ce11">
            <text:p>8,055</text:p>
          </table:table-cell>
          <table:table-cell office:value-type="float" office:value="7246" table:style-name="ce10">
            <text:p>7,24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87" table:style-name="ce54">
            <text:p>8,987</text:p>
          </table:table-cell>
          <table:table-cell office:value-type="float" office:value="30068" table:style-name="ce18">
            <text:p>30,068</text:p>
          </table:table-cell>
          <table:table-cell office:value-type="float" office:value="15711" table:style-name="ce18">
            <text:p>15,711</text:p>
          </table:table-cell>
          <table:table-cell office:value-type="float" office:value="14357" table:style-name="ce17">
            <text:p>14,357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8037" table:style-name="ce72">
            <text:p>178,037</text:p>
          </table:table-cell>
          <table:table-cell office:value-type="float" office:value="501474" table:style-name="ce80">
            <text:p>501,474</text:p>
          </table:table-cell>
          <table:table-cell office:value-type="float" office:value="256920" table:style-name="ce80">
            <text:p>256,920</text:p>
          </table:table-cell>
          <table:table-cell office:value-type="float" office:value="244554" table:style-name="ce74">
            <text:p>244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729" table:style-name="ce53">
            <text:p>34,729</text:p>
          </table:table-cell>
          <table:table-cell office:value-type="float" office:value="100226" table:style-name="ce11">
            <text:p>100,226</text:p>
          </table:table-cell>
          <table:table-cell office:value-type="float" office:value="50173" table:style-name="ce11">
            <text:p>50,173</text:p>
          </table:table-cell>
          <table:table-cell office:value-type="float" office:value="50053" table:style-name="ce10">
            <text:p>50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27" table:style-name="ce53">
            <text:p>29,027</text:p>
          </table:table-cell>
          <table:table-cell office:value-type="float" office:value="81078" table:style-name="ce11">
            <text:p>81,078</text:p>
          </table:table-cell>
          <table:table-cell office:value-type="float" office:value="40392" table:style-name="ce11">
            <text:p>40,392</text:p>
          </table:table-cell>
          <table:table-cell office:value-type="float" office:value="40686" table:style-name="ce10">
            <text:p>40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275" table:style-name="ce53">
            <text:p>33,275</text:p>
          </table:table-cell>
          <table:table-cell office:value-type="float" office:value="97949" table:style-name="ce11">
            <text:p>97,949</text:p>
          </table:table-cell>
          <table:table-cell office:value-type="float" office:value="49540" table:style-name="ce11">
            <text:p>49,540</text:p>
          </table:table-cell>
          <table:table-cell office:value-type="float" office:value="48409" table:style-name="ce10">
            <text:p>48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24" table:style-name="ce53">
            <text:p>20,124</text:p>
          </table:table-cell>
          <table:table-cell office:value-type="float" office:value="55125" table:style-name="ce11">
            <text:p>55,125</text:p>
          </table:table-cell>
          <table:table-cell office:value-type="float" office:value="28272" table:style-name="ce11">
            <text:p>28,272</text:p>
          </table:table-cell>
          <table:table-cell office:value-type="float" office:value="26853" table:style-name="ce10">
            <text:p>26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00" table:style-name="ce53">
            <text:p>4,300</text:p>
          </table:table-cell>
          <table:table-cell office:value-type="float" office:value="10905" table:style-name="ce11">
            <text:p>10,905</text:p>
          </table:table-cell>
          <table:table-cell office:value-type="float" office:value="5673" table:style-name="ce11">
            <text:p>5,673</text:p>
          </table:table-cell>
          <table:table-cell office:value-type="float" office:value="5232" table:style-name="ce10">
            <text:p>5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44" table:style-name="ce53">
            <text:p>12,644</text:p>
          </table:table-cell>
          <table:table-cell office:value-type="float" office:value="38870" table:style-name="ce11">
            <text:p>38,870</text:p>
          </table:table-cell>
          <table:table-cell office:value-type="float" office:value="20467" table:style-name="ce11">
            <text:p>20,467</text:p>
          </table:table-cell>
          <table:table-cell office:value-type="float" office:value="18403" table:style-name="ce10">
            <text:p>18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33" table:style-name="ce53">
            <text:p>7,933</text:p>
          </table:table-cell>
          <table:table-cell office:value-type="float" office:value="17821" table:style-name="ce11">
            <text:p>17,821</text:p>
          </table:table-cell>
          <table:table-cell office:value-type="float" office:value="9520" table:style-name="ce11">
            <text:p>9,520</text:p>
          </table:table-cell>
          <table:table-cell office:value-type="float" office:value="8301" table:style-name="ce10">
            <text:p>8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5" table:style-name="ce53">
            <text:p>5,635</text:p>
          </table:table-cell>
          <table:table-cell office:value-type="float" office:value="14884" table:style-name="ce11">
            <text:p>14,884</text:p>
          </table:table-cell>
          <table:table-cell office:value-type="float" office:value="8075" table:style-name="ce11">
            <text:p>8,075</text:p>
          </table:table-cell>
          <table:table-cell office:value-type="float" office:value="6809" table:style-name="ce10">
            <text:p>6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71" table:style-name="ce53">
            <text:p>5,771</text:p>
          </table:table-cell>
          <table:table-cell office:value-type="float" office:value="15967" table:style-name="ce11">
            <text:p>15,967</text:p>
          </table:table-cell>
          <table:table-cell office:value-type="float" office:value="8419" table:style-name="ce11">
            <text:p>8,419</text:p>
          </table:table-cell>
          <table:table-cell office:value-type="float" office:value="7548" table:style-name="ce10">
            <text:p>7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66" table:style-name="ce53">
            <text:p>7,266</text:p>
          </table:table-cell>
          <table:table-cell office:value-type="float" office:value="18823" table:style-name="ce11">
            <text:p>18,823</text:p>
          </table:table-cell>
          <table:table-cell office:value-type="float" office:value="10178" table:style-name="ce11">
            <text:p>10,178</text:p>
          </table:table-cell>
          <table:table-cell office:value-type="float" office:value="8645" table:style-name="ce10">
            <text:p>8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1" table:style-name="ce53">
            <text:p>7,151</text:p>
          </table:table-cell>
          <table:table-cell office:value-type="float" office:value="17823" table:style-name="ce11">
            <text:p>17,823</text:p>
          </table:table-cell>
          <table:table-cell office:value-type="float" office:value="9347" table:style-name="ce11">
            <text:p>9,347</text:p>
          </table:table-cell>
          <table:table-cell office:value-type="float" office:value="8476" table:style-name="ce10">
            <text:p>8,4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4" table:style-name="ce53">
            <text:p>5,274</text:p>
          </table:table-cell>
          <table:table-cell office:value-type="float" office:value="16261" table:style-name="ce11">
            <text:p>16,261</text:p>
          </table:table-cell>
          <table:table-cell office:value-type="float" office:value="8719" table:style-name="ce11">
            <text:p>8,719</text:p>
          </table:table-cell>
          <table:table-cell office:value-type="float" office:value="7542" table:style-name="ce10">
            <text:p>7,54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908" table:style-name="ce54">
            <text:p>4,908</text:p>
          </table:table-cell>
          <table:table-cell office:value-type="float" office:value="15742" table:style-name="ce18">
            <text:p>15,742</text:p>
          </table:table-cell>
          <table:table-cell office:value-type="float" office:value="8145" table:style-name="ce18">
            <text:p>8,145</text:p>
          </table:table-cell>
          <table:table-cell office:value-type="float" office:value="7597" table:style-name="ce17">
            <text:p>7,59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40303" table:style-name="ce72">
            <text:p>240,303</text:p>
          </table:table-cell>
          <table:table-cell office:value-type="float" office:value="690662" table:style-name="ce80">
            <text:p>690,662</text:p>
          </table:table-cell>
          <table:table-cell office:value-type="float" office:value="358358" table:style-name="ce80">
            <text:p>358,358</text:p>
          </table:table-cell>
          <table:table-cell office:value-type="float" office:value="332304" table:style-name="ce74">
            <text:p>332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255" table:style-name="ce53">
            <text:p>38,255</text:p>
          </table:table-cell>
          <table:table-cell office:value-type="float" office:value="108591" table:style-name="ce11">
            <text:p>108,591</text:p>
          </table:table-cell>
          <table:table-cell office:value-type="float" office:value="54003" table:style-name="ce11">
            <text:p>54,003</text:p>
          </table:table-cell>
          <table:table-cell office:value-type="float" office:value="54588" table:style-name="ce10">
            <text:p>54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88" table:style-name="ce53">
            <text:p>15,888</text:p>
          </table:table-cell>
          <table:table-cell office:value-type="float" office:value="44951" table:style-name="ce11">
            <text:p>44,951</text:p>
          </table:table-cell>
          <table:table-cell office:value-type="float" office:value="22830" table:style-name="ce11">
            <text:p>22,830</text:p>
          </table:table-cell>
          <table:table-cell office:value-type="float" office:value="22121" table:style-name="ce10">
            <text:p>22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016" table:style-name="ce53">
            <text:p>25,016</text:p>
          </table:table-cell>
          <table:table-cell office:value-type="float" office:value="70926" table:style-name="ce11">
            <text:p>70,926</text:p>
          </table:table-cell>
          <table:table-cell office:value-type="float" office:value="35921" table:style-name="ce11">
            <text:p>35,921</text:p>
          </table:table-cell>
          <table:table-cell office:value-type="float" office:value="35005" table:style-name="ce10">
            <text:p>35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45" table:style-name="ce53">
            <text:p>14,645</text:p>
          </table:table-cell>
          <table:table-cell office:value-type="float" office:value="46235" table:style-name="ce11">
            <text:p>46,235</text:p>
          </table:table-cell>
          <table:table-cell office:value-type="float" office:value="23405" table:style-name="ce11">
            <text:p>23,405</text:p>
          </table:table-cell>
          <table:table-cell office:value-type="float" office:value="22830" table:style-name="ce10">
            <text:p>22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76" table:style-name="ce53">
            <text:p>9,376</text:p>
          </table:table-cell>
          <table:table-cell office:value-type="float" office:value="28956" table:style-name="ce11">
            <text:p>28,956</text:p>
          </table:table-cell>
          <table:table-cell office:value-type="float" office:value="15122" table:style-name="ce11">
            <text:p>15,122</text:p>
          </table:table-cell>
          <table:table-cell office:value-type="float" office:value="13834" table:style-name="ce10">
            <text:p>13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84" table:style-name="ce53">
            <text:p>15,984</text:p>
          </table:table-cell>
          <table:table-cell office:value-type="float" office:value="40327" table:style-name="ce11">
            <text:p>40,327</text:p>
          </table:table-cell>
          <table:table-cell office:value-type="float" office:value="20860" table:style-name="ce11">
            <text:p>20,860</text:p>
          </table:table-cell>
          <table:table-cell office:value-type="float" office:value="19467" table:style-name="ce10">
            <text:p>19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71" table:style-name="ce53">
            <text:p>10,971</text:p>
          </table:table-cell>
          <table:table-cell office:value-type="float" office:value="31728" table:style-name="ce11">
            <text:p>31,728</text:p>
          </table:table-cell>
          <table:table-cell office:value-type="float" office:value="16719" table:style-name="ce11">
            <text:p>16,719</text:p>
          </table:table-cell>
          <table:table-cell office:value-type="float" office:value="15009" table:style-name="ce10">
            <text:p>15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0" table:style-name="ce53">
            <text:p>6,680</text:p>
          </table:table-cell>
          <table:table-cell office:value-type="float" office:value="19282" table:style-name="ce11">
            <text:p>19,282</text:p>
          </table:table-cell>
          <table:table-cell office:value-type="float" office:value="10349" table:style-name="ce11">
            <text:p>10,349</text:p>
          </table:table-cell>
          <table:table-cell office:value-type="float" office:value="8933" table:style-name="ce10">
            <text:p>8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8" table:style-name="ce53">
            <text:p>9,338</text:p>
          </table:table-cell>
          <table:table-cell office:value-type="float" office:value="28940" table:style-name="ce11">
            <text:p>28,940</text:p>
          </table:table-cell>
          <table:table-cell office:value-type="float" office:value="15184" table:style-name="ce11">
            <text:p>15,184</text:p>
          </table:table-cell>
          <table:table-cell office:value-type="float" office:value="13756" table:style-name="ce10">
            <text:p>13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8" table:style-name="ce53">
            <text:p>6,028</text:p>
          </table:table-cell>
          <table:table-cell office:value-type="float" office:value="18257" table:style-name="ce11">
            <text:p>18,257</text:p>
          </table:table-cell>
          <table:table-cell office:value-type="float" office:value="9532" table:style-name="ce11">
            <text:p>9,532</text:p>
          </table:table-cell>
          <table:table-cell office:value-type="float" office:value="8725" table:style-name="ce10">
            <text:p>8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8" table:style-name="ce53">
            <text:p>8,948</text:p>
          </table:table-cell>
          <table:table-cell office:value-type="float" office:value="27254" table:style-name="ce11">
            <text:p>27,254</text:p>
          </table:table-cell>
          <table:table-cell office:value-type="float" office:value="14567" table:style-name="ce11">
            <text:p>14,567</text:p>
          </table:table-cell>
          <table:table-cell office:value-type="float" office:value="12687" table:style-name="ce10">
            <text:p>12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0" table:style-name="ce53">
            <text:p>8,500</text:p>
          </table:table-cell>
          <table:table-cell office:value-type="float" office:value="24697" table:style-name="ce11">
            <text:p>24,697</text:p>
          </table:table-cell>
          <table:table-cell office:value-type="float" office:value="13044" table:style-name="ce11">
            <text:p>13,044</text:p>
          </table:table-cell>
          <table:table-cell office:value-type="float" office:value="11653" table:style-name="ce10">
            <text:p>11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333" table:style-name="ce53">
            <text:p>14,333</text:p>
          </table:table-cell>
          <table:table-cell office:value-type="float" office:value="45610" table:style-name="ce11">
            <text:p>45,610</text:p>
          </table:table-cell>
          <table:table-cell office:value-type="float" office:value="22929" table:style-name="ce11">
            <text:p>22,929</text:p>
          </table:table-cell>
          <table:table-cell office:value-type="float" office:value="22681" table:style-name="ce10">
            <text:p>22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39" table:style-name="ce53">
            <text:p>5,739</text:p>
          </table:table-cell>
          <table:table-cell office:value-type="float" office:value="14905" table:style-name="ce11">
            <text:p>14,905</text:p>
          </table:table-cell>
          <table:table-cell office:value-type="float" office:value="8236" table:style-name="ce11">
            <text:p>8,236</text:p>
          </table:table-cell>
          <table:table-cell office:value-type="float" office:value="6669" table:style-name="ce10">
            <text:p>6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9" table:style-name="ce53">
            <text:p>4,439</text:p>
          </table:table-cell>
          <table:table-cell office:value-type="float" office:value="13003" table:style-name="ce11">
            <text:p>13,003</text:p>
          </table:table-cell>
          <table:table-cell office:value-type="float" office:value="6990" table:style-name="ce11">
            <text:p>6,990</text:p>
          </table:table-cell>
          <table:table-cell office:value-type="float" office:value="6013" table:style-name="ce10">
            <text:p>6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691" table:style-name="ce53">
            <text:p>8,691</text:p>
          </table:table-cell>
          <table:table-cell office:value-type="float" office:value="23957" table:style-name="ce11">
            <text:p>23,957</text:p>
          </table:table-cell>
          <table:table-cell office:value-type="float" office:value="12838" table:style-name="ce11">
            <text:p>12,838</text:p>
          </table:table-cell>
          <table:table-cell office:value-type="float" office:value="11119" table:style-name="ce10">
            <text:p>11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2" table:style-name="ce53">
            <text:p>9,292</text:p>
          </table:table-cell>
          <table:table-cell office:value-type="float" office:value="26009" table:style-name="ce11">
            <text:p>26,009</text:p>
          </table:table-cell>
          <table:table-cell office:value-type="float" office:value="14220" table:style-name="ce11">
            <text:p>14,220</text:p>
          </table:table-cell>
          <table:table-cell office:value-type="float" office:value="11789" table:style-name="ce10">
            <text:p>11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775" table:style-name="ce53">
            <text:p>8,775</text:p>
          </table:table-cell>
          <table:table-cell office:value-type="float" office:value="23697" table:style-name="ce11">
            <text:p>23,697</text:p>
          </table:table-cell>
          <table:table-cell office:value-type="float" office:value="12840" table:style-name="ce11">
            <text:p>12,840</text:p>
          </table:table-cell>
          <table:table-cell office:value-type="float" office:value="10857" table:style-name="ce10">
            <text:p>10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483" table:style-name="ce53">
            <text:p>9,483</text:p>
          </table:table-cell>
          <table:table-cell office:value-type="float" office:value="27685" table:style-name="ce11">
            <text:p>27,685</text:p>
          </table:table-cell>
          <table:table-cell office:value-type="float" office:value="14731" table:style-name="ce11">
            <text:p>14,731</text:p>
          </table:table-cell>
          <table:table-cell office:value-type="float" office:value="12954" table:style-name="ce10">
            <text:p>12,95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22" table:style-name="ce54">
            <text:p>9,922</text:p>
          </table:table-cell>
          <table:table-cell office:value-type="float" office:value="25652" table:style-name="ce18">
            <text:p>25,652</text:p>
          </table:table-cell>
          <table:table-cell office:value-type="float" office:value="14038" table:style-name="ce18">
            <text:p>14,038</text:p>
          </table:table-cell>
          <table:table-cell office:value-type="float" office:value="11614" table:style-name="ce17">
            <text:p>11,61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879" table:style-name="ce72">
            <text:p>182,879</text:p>
          </table:table-cell>
          <table:table-cell office:value-type="float" office:value="511520" table:style-name="ce80">
            <text:p>511,520</text:p>
          </table:table-cell>
          <table:table-cell office:value-type="float" office:value="266108" table:style-name="ce80">
            <text:p>266,108</text:p>
          </table:table-cell>
          <table:table-cell office:value-type="float" office:value="245412" table:style-name="ce74">
            <text:p>245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959" table:style-name="ce53">
            <text:p>12,959</text:p>
          </table:table-cell>
          <table:table-cell office:value-type="float" office:value="37744" table:style-name="ce11">
            <text:p>37,744</text:p>
          </table:table-cell>
          <table:table-cell office:value-type="float" office:value="19397" table:style-name="ce11">
            <text:p>19,397</text:p>
          </table:table-cell>
          <table:table-cell office:value-type="float" office:value="18347" table:style-name="ce10">
            <text:p>18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19" table:style-name="ce53">
            <text:p>15,719</text:p>
          </table:table-cell>
          <table:table-cell office:value-type="float" office:value="42406" table:style-name="ce11">
            <text:p>42,406</text:p>
          </table:table-cell>
          <table:table-cell office:value-type="float" office:value="21444" table:style-name="ce11">
            <text:p>21,444</text:p>
          </table:table-cell>
          <table:table-cell office:value-type="float" office:value="20962" table:style-name="ce10">
            <text:p>20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59" table:style-name="ce53">
            <text:p>9,959</text:p>
          </table:table-cell>
          <table:table-cell office:value-type="float" office:value="27172" table:style-name="ce11">
            <text:p>27,172</text:p>
          </table:table-cell>
          <table:table-cell office:value-type="float" office:value="13879" table:style-name="ce11">
            <text:p>13,879</text:p>
          </table:table-cell>
          <table:table-cell office:value-type="float" office:value="13293" table:style-name="ce10">
            <text:p>13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2" table:style-name="ce53">
            <text:p>11,412</text:p>
          </table:table-cell>
          <table:table-cell office:value-type="float" office:value="31202" table:style-name="ce11">
            <text:p>31,202</text:p>
          </table:table-cell>
          <table:table-cell office:value-type="float" office:value="15983" table:style-name="ce11">
            <text:p>15,983</text:p>
          </table:table-cell>
          <table:table-cell office:value-type="float" office:value="15219" table:style-name="ce10">
            <text:p>15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902" table:style-name="ce53">
            <text:p>24,902</text:p>
          </table:table-cell>
          <table:table-cell office:value-type="float" office:value="71713" table:style-name="ce11">
            <text:p>71,713</text:p>
          </table:table-cell>
          <table:table-cell office:value-type="float" office:value="36720" table:style-name="ce11">
            <text:p>36,720</text:p>
          </table:table-cell>
          <table:table-cell office:value-type="float" office:value="34993" table:style-name="ce10">
            <text:p>34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52" table:style-name="ce53">
            <text:p>5,352</text:p>
          </table:table-cell>
          <table:table-cell office:value-type="float" office:value="14769" table:style-name="ce11">
            <text:p>14,769</text:p>
          </table:table-cell>
          <table:table-cell office:value-type="float" office:value="7899" table:style-name="ce11">
            <text:p>7,899</text:p>
          </table:table-cell>
          <table:table-cell office:value-type="float" office:value="6870" table:style-name="ce10">
            <text:p>6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44" table:style-name="ce53">
            <text:p>10,644</text:p>
          </table:table-cell>
          <table:table-cell office:value-type="float" office:value="32000" table:style-name="ce11">
            <text:p>32,000</text:p>
          </table:table-cell>
          <table:table-cell office:value-type="float" office:value="16847" table:style-name="ce11">
            <text:p>16,847</text:p>
          </table:table-cell>
          <table:table-cell office:value-type="float" office:value="15153" table:style-name="ce10">
            <text:p>15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864" table:style-name="ce53">
            <text:p>8,864</text:p>
          </table:table-cell>
          <table:table-cell office:value-type="float" office:value="23332" table:style-name="ce11">
            <text:p>23,332</text:p>
          </table:table-cell>
          <table:table-cell office:value-type="float" office:value="12392" table:style-name="ce11">
            <text:p>12,392</text:p>
          </table:table-cell>
          <table:table-cell office:value-type="float" office:value="10940" table:style-name="ce10">
            <text:p>10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36" table:style-name="ce53">
            <text:p>9,236</text:p>
          </table:table-cell>
          <table:table-cell office:value-type="float" office:value="24988" table:style-name="ce11">
            <text:p>24,988</text:p>
          </table:table-cell>
          <table:table-cell office:value-type="float" office:value="13225" table:style-name="ce11">
            <text:p>13,225</text:p>
          </table:table-cell>
          <table:table-cell office:value-type="float" office:value="11763" table:style-name="ce10">
            <text:p>11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02" table:style-name="ce53">
            <text:p>7,402</text:p>
          </table:table-cell>
          <table:table-cell office:value-type="float" office:value="18509" table:style-name="ce11">
            <text:p>18,509</text:p>
          </table:table-cell>
          <table:table-cell office:value-type="float" office:value="9628" table:style-name="ce11">
            <text:p>9,628</text:p>
          </table:table-cell>
          <table:table-cell office:value-type="float" office:value="8881" table:style-name="ce10">
            <text:p>8,8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3" table:style-name="ce53">
            <text:p>5,773</text:p>
          </table:table-cell>
          <table:table-cell office:value-type="float" office:value="15598" table:style-name="ce11">
            <text:p>15,598</text:p>
          </table:table-cell>
          <table:table-cell office:value-type="float" office:value="8376" table:style-name="ce11">
            <text:p>8,376</text:p>
          </table:table-cell>
          <table:table-cell office:value-type="float" office:value="7222" table:style-name="ce10">
            <text:p>7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89" table:style-name="ce53">
            <text:p>18,089</text:p>
          </table:table-cell>
          <table:table-cell office:value-type="float" office:value="49741" table:style-name="ce11">
            <text:p>49,741</text:p>
          </table:table-cell>
          <table:table-cell office:value-type="float" office:value="25674" table:style-name="ce11">
            <text:p>25,674</text:p>
          </table:table-cell>
          <table:table-cell office:value-type="float" office:value="24067" table:style-name="ce10">
            <text:p>24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91" table:style-name="ce53">
            <text:p>15,991</text:p>
          </table:table-cell>
          <table:table-cell office:value-type="float" office:value="45036" table:style-name="ce11">
            <text:p>45,036</text:p>
          </table:table-cell>
          <table:table-cell office:value-type="float" office:value="23456" table:style-name="ce11">
            <text:p>23,456</text:p>
          </table:table-cell>
          <table:table-cell office:value-type="float" office:value="21580" table:style-name="ce10">
            <text:p>21,5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6" table:style-name="ce53">
            <text:p>11,696</text:p>
          </table:table-cell>
          <table:table-cell office:value-type="float" office:value="35999" table:style-name="ce11">
            <text:p>35,999</text:p>
          </table:table-cell>
          <table:table-cell office:value-type="float" office:value="19194" table:style-name="ce11">
            <text:p>19,194</text:p>
          </table:table-cell>
          <table:table-cell office:value-type="float" office:value="16805" table:style-name="ce10">
            <text:p>16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5" table:style-name="ce53">
            <text:p>6,765</text:p>
          </table:table-cell>
          <table:table-cell office:value-type="float" office:value="19510" table:style-name="ce11">
            <text:p>19,510</text:p>
          </table:table-cell>
          <table:table-cell office:value-type="float" office:value="10383" table:style-name="ce11">
            <text:p>10,383</text:p>
          </table:table-cell>
          <table:table-cell office:value-type="float" office:value="9127" table:style-name="ce10">
            <text:p>9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56" table:style-name="ce53">
            <text:p>4,256</text:p>
          </table:table-cell>
          <table:table-cell office:value-type="float" office:value="11608" table:style-name="ce11">
            <text:p>11,608</text:p>
          </table:table-cell>
          <table:table-cell office:value-type="float" office:value="6279" table:style-name="ce11">
            <text:p>6,279</text:p>
          </table:table-cell>
          <table:table-cell office:value-type="float" office:value="5329" table:style-name="ce10">
            <text:p>5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0" table:style-name="ce53">
            <text:p>1,930</text:p>
          </table:table-cell>
          <table:table-cell office:value-type="float" office:value="4574" table:style-name="ce11">
            <text:p>4,574</text:p>
          </table:table-cell>
          <table:table-cell office:value-type="float" office:value="2370" table:style-name="ce11">
            <text:p>2,370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930" table:style-name="ce54">
            <text:p>1,930</text:p>
          </table:table-cell>
          <table:table-cell office:value-type="float" office:value="5619" table:style-name="ce18">
            <text:p>5,619</text:p>
          </table:table-cell>
          <table:table-cell office:value-type="float" office:value="2962" table:style-name="ce18">
            <text:p>2,962</text:p>
          </table:table-cell>
          <table:table-cell office:value-type="float" office:value="2657" table:style-name="ce17">
            <text:p>2,65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757" table:style-name="ce72">
            <text:p>286,757</text:p>
          </table:table-cell>
          <table:table-cell office:value-type="float" office:value="830303" table:style-name="ce80">
            <text:p>830,303</text:p>
          </table:table-cell>
          <table:table-cell office:value-type="float" office:value="424680" table:style-name="ce80">
            <text:p>424,680</text:p>
          </table:table-cell>
          <table:table-cell office:value-type="float" office:value="405623" table:style-name="ce74">
            <text:p>405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268" table:style-name="ce53">
            <text:p>74,268</text:p>
          </table:table-cell>
          <table:table-cell office:value-type="float" office:value="200489" table:style-name="ce11">
            <text:p>200,489</text:p>
          </table:table-cell>
          <table:table-cell office:value-type="float" office:value="99150" table:style-name="ce11">
            <text:p>99,150</text:p>
          </table:table-cell>
          <table:table-cell office:value-type="float" office:value="101339" table:style-name="ce10">
            <text:p>101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76" table:style-name="ce53">
            <text:p>19,476</text:p>
          </table:table-cell>
          <table:table-cell office:value-type="float" office:value="54405" table:style-name="ce11">
            <text:p>54,405</text:p>
          </table:table-cell>
          <table:table-cell office:value-type="float" office:value="27173" table:style-name="ce11">
            <text:p>27,173</text:p>
          </table:table-cell>
          <table:table-cell office:value-type="float" office:value="27232" table:style-name="ce10">
            <text:p>27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721" table:style-name="ce53">
            <text:p>16,721</text:p>
          </table:table-cell>
          <table:table-cell office:value-type="float" office:value="47890" table:style-name="ce11">
            <text:p>47,890</text:p>
          </table:table-cell>
          <table:table-cell office:value-type="float" office:value="24189" table:style-name="ce11">
            <text:p>24,189</text:p>
          </table:table-cell>
          <table:table-cell office:value-type="float" office:value="23701" table:style-name="ce10">
            <text:p>23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57" table:style-name="ce53">
            <text:p>11,557</text:p>
          </table:table-cell>
          <table:table-cell office:value-type="float" office:value="30706" table:style-name="ce11">
            <text:p>30,706</text:p>
          </table:table-cell>
          <table:table-cell office:value-type="float" office:value="15740" table:style-name="ce11">
            <text:p>15,740</text:p>
          </table:table-cell>
          <table:table-cell office:value-type="float" office:value="14966" table:style-name="ce10">
            <text:p>14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67" table:style-name="ce53">
            <text:p>14,967</text:p>
          </table:table-cell>
          <table:table-cell office:value-type="float" office:value="50930" table:style-name="ce11">
            <text:p>50,930</text:p>
          </table:table-cell>
          <table:table-cell office:value-type="float" office:value="26395" table:style-name="ce11">
            <text:p>26,395</text:p>
          </table:table-cell>
          <table:table-cell office:value-type="float" office:value="24535" table:style-name="ce10">
            <text:p>24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76" table:style-name="ce53">
            <text:p>10,176</text:p>
          </table:table-cell>
          <table:table-cell office:value-type="float" office:value="30036" table:style-name="ce11">
            <text:p>30,036</text:p>
          </table:table-cell>
          <table:table-cell office:value-type="float" office:value="15655" table:style-name="ce11">
            <text:p>15,655</text:p>
          </table:table-cell>
          <table:table-cell office:value-type="float" office:value="14381" table:style-name="ce10">
            <text:p>14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03" table:style-name="ce53">
            <text:p>3,803</text:p>
          </table:table-cell>
          <table:table-cell office:value-type="float" office:value="11077" table:style-name="ce11">
            <text:p>11,077</text:p>
          </table:table-cell>
          <table:table-cell office:value-type="float" office:value="5759" table:style-name="ce11">
            <text:p>5,759</text:p>
          </table:table-cell>
          <table:table-cell office:value-type="float" office:value="5318" table:style-name="ce10">
            <text:p>5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97" table:style-name="ce53">
            <text:p>6,997</text:p>
          </table:table-cell>
          <table:table-cell office:value-type="float" office:value="22080" table:style-name="ce11">
            <text:p>22,080</text:p>
          </table:table-cell>
          <table:table-cell office:value-type="float" office:value="11421" table:style-name="ce11">
            <text:p>11,421</text:p>
          </table:table-cell>
          <table:table-cell office:value-type="float" office:value="10659" table:style-name="ce10">
            <text:p>10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04" table:style-name="ce53">
            <text:p>8,204</text:p>
          </table:table-cell>
          <table:table-cell office:value-type="float" office:value="26530" table:style-name="ce11">
            <text:p>26,530</text:p>
          </table:table-cell>
          <table:table-cell office:value-type="float" office:value="13508" table:style-name="ce11">
            <text:p>13,508</text:p>
          </table:table-cell>
          <table:table-cell office:value-type="float" office:value="13022" table:style-name="ce10">
            <text:p>13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60" table:style-name="ce53">
            <text:p>7,860</text:p>
          </table:table-cell>
          <table:table-cell office:value-type="float" office:value="26005" table:style-name="ce11">
            <text:p>26,005</text:p>
          </table:table-cell>
          <table:table-cell office:value-type="float" office:value="13523" table:style-name="ce11">
            <text:p>13,523</text:p>
          </table:table-cell>
          <table:table-cell office:value-type="float" office:value="12482" table:style-name="ce10">
            <text:p>12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91" table:style-name="ce53">
            <text:p>9,291</text:p>
          </table:table-cell>
          <table:table-cell office:value-type="float" office:value="24638" table:style-name="ce11">
            <text:p>24,638</text:p>
          </table:table-cell>
          <table:table-cell office:value-type="float" office:value="13131" table:style-name="ce11">
            <text:p>13,131</text:p>
          </table:table-cell>
          <table:table-cell office:value-type="float" office:value="11507" table:style-name="ce10">
            <text:p>11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2" table:style-name="ce53">
            <text:p>6,512</text:p>
          </table:table-cell>
          <table:table-cell office:value-type="float" office:value="20566" table:style-name="ce11">
            <text:p>20,566</text:p>
          </table:table-cell>
          <table:table-cell office:value-type="float" office:value="10750" table:style-name="ce11">
            <text:p>10,750</text:p>
          </table:table-cell>
          <table:table-cell office:value-type="float" office:value="9816" table:style-name="ce10">
            <text:p>9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646" table:style-name="ce53">
            <text:p>18,646</text:p>
          </table:table-cell>
          <table:table-cell office:value-type="float" office:value="54753" table:style-name="ce11">
            <text:p>54,753</text:p>
          </table:table-cell>
          <table:table-cell office:value-type="float" office:value="28286" table:style-name="ce11">
            <text:p>28,286</text:p>
          </table:table-cell>
          <table:table-cell office:value-type="float" office:value="26467" table:style-name="ce10">
            <text:p>26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8" table:style-name="ce53">
            <text:p>5,638</text:p>
          </table:table-cell>
          <table:table-cell office:value-type="float" office:value="17172" table:style-name="ce11">
            <text:p>17,172</text:p>
          </table:table-cell>
          <table:table-cell office:value-type="float" office:value="9131" table:style-name="ce11">
            <text:p>9,131</text:p>
          </table:table-cell>
          <table:table-cell office:value-type="float" office:value="8041" table:style-name="ce10">
            <text:p>8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5" table:style-name="ce53">
            <text:p>3,435</text:p>
          </table:table-cell>
          <table:table-cell office:value-type="float" office:value="9946" table:style-name="ce11">
            <text:p>9,946</text:p>
          </table:table-cell>
          <table:table-cell office:value-type="float" office:value="5275" table:style-name="ce11">
            <text:p>5,275</text:p>
          </table:table-cell>
          <table:table-cell office:value-type="float" office:value="4671" table:style-name="ce10">
            <text:p>4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31" table:style-name="ce53">
            <text:p>8,531</text:p>
          </table:table-cell>
          <table:table-cell office:value-type="float" office:value="24588" table:style-name="ce11">
            <text:p>24,588</text:p>
          </table:table-cell>
          <table:table-cell office:value-type="float" office:value="12879" table:style-name="ce11">
            <text:p>12,879</text:p>
          </table:table-cell>
          <table:table-cell office:value-type="float" office:value="11709" table:style-name="ce10">
            <text:p>11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20" table:style-name="ce53">
            <text:p>11,820</text:p>
          </table:table-cell>
          <table:table-cell office:value-type="float" office:value="35353" table:style-name="ce11">
            <text:p>35,353</text:p>
          </table:table-cell>
          <table:table-cell office:value-type="float" office:value="18322" table:style-name="ce11">
            <text:p>18,322</text:p>
          </table:table-cell>
          <table:table-cell office:value-type="float" office:value="17031" table:style-name="ce10">
            <text:p>17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5" table:style-name="ce53">
            <text:p>4,485</text:p>
          </table:table-cell>
          <table:table-cell office:value-type="float" office:value="15739" table:style-name="ce11">
            <text:p>15,739</text:p>
          </table:table-cell>
          <table:table-cell office:value-type="float" office:value="8002" table:style-name="ce11">
            <text:p>8,002</text:p>
          </table:table-cell>
          <table:table-cell office:value-type="float" office:value="7737" table:style-name="ce10">
            <text:p>7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46" table:style-name="ce53">
            <text:p>6,746</text:p>
          </table:table-cell>
          <table:table-cell office:value-type="float" office:value="18107" table:style-name="ce11">
            <text:p>18,107</text:p>
          </table:table-cell>
          <table:table-cell office:value-type="float" office:value="9273" table:style-name="ce11">
            <text:p>9,273</text:p>
          </table:table-cell>
          <table:table-cell office:value-type="float" office:value="8834" table:style-name="ce10">
            <text:p>8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4" table:style-name="ce53">
            <text:p>3,704</text:p>
          </table:table-cell>
          <table:table-cell office:value-type="float" office:value="10670" table:style-name="ce11">
            <text:p>10,670</text:p>
          </table:table-cell>
          <table:table-cell office:value-type="float" office:value="5484" table:style-name="ce11">
            <text:p>5,484</text:p>
          </table:table-cell>
          <table:table-cell office:value-type="float" office:value="5186" table:style-name="ce10">
            <text:p>5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2" table:style-name="ce53">
            <text:p>6,972</text:p>
          </table:table-cell>
          <table:table-cell office:value-type="float" office:value="19417" table:style-name="ce11">
            <text:p>19,417</text:p>
          </table:table-cell>
          <table:table-cell office:value-type="float" office:value="10083" table:style-name="ce11">
            <text:p>10,083</text:p>
          </table:table-cell>
          <table:table-cell office:value-type="float" office:value="9334" table:style-name="ce10">
            <text:p>9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81" table:style-name="ce53">
            <text:p>4,481</text:p>
          </table:table-cell>
          <table:table-cell office:value-type="float" office:value="12325" table:style-name="ce11">
            <text:p>12,325</text:p>
          </table:table-cell>
          <table:table-cell office:value-type="float" office:value="6765" table:style-name="ce11">
            <text:p>6,765</text:p>
          </table:table-cell>
          <table:table-cell office:value-type="float" office:value="5560" table:style-name="ce10">
            <text:p>5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2" table:style-name="ce53">
            <text:p>3,462</text:p>
          </table:table-cell>
          <table:table-cell office:value-type="float" office:value="8608" table:style-name="ce11">
            <text:p>8,608</text:p>
          </table:table-cell>
          <table:table-cell office:value-type="float" office:value="4621" table:style-name="ce11">
            <text:p>4,621</text:p>
          </table:table-cell>
          <table:table-cell office:value-type="float" office:value="3987" table:style-name="ce10">
            <text:p>3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4" table:style-name="ce53">
            <text:p>3,014</text:p>
          </table:table-cell>
          <table:table-cell office:value-type="float" office:value="7839" table:style-name="ce11">
            <text:p>7,839</text:p>
          </table:table-cell>
          <table:table-cell office:value-type="float" office:value="4265" table:style-name="ce11">
            <text:p>4,265</text:p>
          </table:table-cell>
          <table:table-cell office:value-type="float" office:value="3574" table:style-name="ce10">
            <text:p>3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09" table:style-name="ce53">
            <text:p>2,109</text:p>
          </table:table-cell>
          <table:table-cell office:value-type="float" office:value="5467" table:style-name="ce11">
            <text:p>5,467</text:p>
          </table:table-cell>
          <table:table-cell office:value-type="float" office:value="2916" table:style-name="ce11">
            <text:p>2,916</text:p>
          </table:table-cell>
          <table:table-cell office:value-type="float" office:value="2551" table:style-name="ce10">
            <text:p>2,5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18" table:style-name="ce53">
            <text:p>2,318</text:p>
          </table:table-cell>
          <table:table-cell office:value-type="float" office:value="7646" table:style-name="ce11">
            <text:p>7,646</text:p>
          </table:table-cell>
          <table:table-cell office:value-type="float" office:value="3846" table:style-name="ce11">
            <text:p>3,846</text:p>
          </table:table-cell>
          <table:table-cell office:value-type="float" office:value="3800" table:style-name="ce10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8" table:style-name="ce53">
            <text:p>1,058</text:p>
          </table:table-cell>
          <table:table-cell office:value-type="float" office:value="3241" table:style-name="ce11">
            <text:p>3,241</text:p>
          </table:table-cell>
          <table:table-cell office:value-type="float" office:value="1663" table:style-name="ce11">
            <text:p>1,663</text:p>
          </table:table-cell>
          <table:table-cell office:value-type="float" office:value="1578" table:style-name="ce10">
            <text:p>1,5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5" table:style-name="ce53">
            <text:p>2,055</text:p>
          </table:table-cell>
          <table:table-cell office:value-type="float" office:value="6740" table:style-name="ce11">
            <text:p>6,740</text:p>
          </table:table-cell>
          <table:table-cell office:value-type="float" office:value="3419" table:style-name="ce11">
            <text:p>3,419</text:p>
          </table:table-cell>
          <table:table-cell office:value-type="float" office:value="3321" table:style-name="ce10">
            <text:p>3,3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39" table:style-name="ce53">
            <text:p>1,339</text:p>
          </table:table-cell>
          <table:table-cell office:value-type="float" office:value="5270" table:style-name="ce11">
            <text:p>5,270</text:p>
          </table:table-cell>
          <table:table-cell office:value-type="float" office:value="2773" table:style-name="ce11">
            <text:p>2,773</text:p>
          </table:table-cell>
          <table:table-cell office:value-type="float" office:value="2497" table:style-name="ce10">
            <text:p>2,4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37" table:style-name="ce53">
            <text:p>2,237</text:p>
          </table:table-cell>
          <table:table-cell office:value-type="float" office:value="7473" table:style-name="ce11">
            <text:p>7,473</text:p>
          </table:table-cell>
          <table:table-cell office:value-type="float" office:value="3778" table:style-name="ce11">
            <text:p>3,778</text:p>
          </table:table-cell>
          <table:table-cell office:value-type="float" office:value="3695" table:style-name="ce10">
            <text:p>3,6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395" table:style-name="ce53">
            <text:p>1,395</text:p>
          </table:table-cell>
          <table:table-cell office:value-type="float" office:value="4863" table:style-name="ce11">
            <text:p>4,863</text:p>
          </table:table-cell>
          <table:table-cell office:value-type="float" office:value="2496" table:style-name="ce11">
            <text:p>2,496</text:p>
          </table:table-cell>
          <table:table-cell office:value-type="float" office:value="2367" table:style-name="ce10">
            <text:p>2,3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57" table:style-name="ce53">
            <text:p>1,557</text:p>
          </table:table-cell>
          <table:table-cell office:value-type="float" office:value="4810" table:style-name="ce11">
            <text:p>4,810</text:p>
          </table:table-cell>
          <table:table-cell office:value-type="float" office:value="2492" table:style-name="ce11">
            <text:p>2,492</text:p>
          </table:table-cell>
          <table:table-cell office:value-type="float" office:value="2318" table:style-name="ce10">
            <text:p>2,31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23" table:style-name="ce54">
            <text:p>1,923</text:p>
          </table:table-cell>
          <table:table-cell office:value-type="float" office:value="4924" table:style-name="ce18">
            <text:p>4,924</text:p>
          </table:table-cell>
          <table:table-cell office:value-type="float" office:value="2517" table:style-name="ce18">
            <text:p>2,517</text:p>
          </table:table-cell>
          <table:table-cell office:value-type="float" office:value="2407" table:style-name="ce17">
            <text:p>2,40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869" table:style-name="ce72">
            <text:p>82,869</text:p>
          </table:table-cell>
          <table:table-cell office:value-type="float" office:value="219627" table:style-name="ce80">
            <text:p>219,627</text:p>
          </table:table-cell>
          <table:table-cell office:value-type="float" office:value="113415" table:style-name="ce80">
            <text:p>113,415</text:p>
          </table:table-cell>
          <table:table-cell office:value-type="float" office:value="106212" table:style-name="ce74">
            <text:p>106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742" table:style-name="ce53">
            <text:p>39,742</text:p>
          </table:table-cell>
          <table:table-cell office:value-type="float" office:value="106008" table:style-name="ce11">
            <text:p>106,008</text:p>
          </table:table-cell>
          <table:table-cell office:value-type="float" office:value="53097" table:style-name="ce11">
            <text:p>53,097</text:p>
          </table:table-cell>
          <table:table-cell office:value-type="float" office:value="52911" table:style-name="ce10">
            <text:p>52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88" table:style-name="ce53">
            <text:p>5,388</text:p>
          </table:table-cell>
          <table:table-cell office:value-type="float" office:value="14231" table:style-name="ce11">
            <text:p>14,231</text:p>
          </table:table-cell>
          <table:table-cell office:value-type="float" office:value="7500" table:style-name="ce11">
            <text:p>7,500</text:p>
          </table:table-cell>
          <table:table-cell office:value-type="float" office:value="6731" table:style-name="ce10">
            <text:p>6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9" table:style-name="ce53">
            <text:p>3,179</text:p>
          </table:table-cell>
          <table:table-cell office:value-type="float" office:value="8746" table:style-name="ce11">
            <text:p>8,746</text:p>
          </table:table-cell>
          <table:table-cell office:value-type="float" office:value="4552" table:style-name="ce11">
            <text:p>4,552</text:p>
          </table:table-cell>
          <table:table-cell office:value-type="float" office:value="4194" table:style-name="ce10">
            <text:p>4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18" table:style-name="ce53">
            <text:p>6,718</text:p>
          </table:table-cell>
          <table:table-cell office:value-type="float" office:value="17435" table:style-name="ce11">
            <text:p>17,435</text:p>
          </table:table-cell>
          <table:table-cell office:value-type="float" office:value="9195" table:style-name="ce11">
            <text:p>9,195</text:p>
          </table:table-cell>
          <table:table-cell office:value-type="float" office:value="8240" table:style-name="ce10">
            <text:p>8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0" table:style-name="ce53">
            <text:p>2,500</text:p>
          </table:table-cell>
          <table:table-cell office:value-type="float" office:value="6117" table:style-name="ce11">
            <text:p>6,117</text:p>
          </table:table-cell>
          <table:table-cell office:value-type="float" office:value="3202" table:style-name="ce11">
            <text:p>3,202</text:p>
          </table:table-cell>
          <table:table-cell office:value-type="float" office:value="2915" table:style-name="ce10">
            <text:p>2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77" table:style-name="ce53">
            <text:p>4,677</text:p>
          </table:table-cell>
          <table:table-cell office:value-type="float" office:value="11150" table:style-name="ce11">
            <text:p>11,150</text:p>
          </table:table-cell>
          <table:table-cell office:value-type="float" office:value="5947" table:style-name="ce11">
            <text:p>5,947</text:p>
          </table:table-cell>
          <table:table-cell office:value-type="float" office:value="5203" table:style-name="ce10">
            <text:p>5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4" table:style-name="ce53">
            <text:p>3,764</text:p>
          </table:table-cell>
          <table:table-cell office:value-type="float" office:value="8528" table:style-name="ce11">
            <text:p>8,528</text:p>
          </table:table-cell>
          <table:table-cell office:value-type="float" office:value="4736" table:style-name="ce11">
            <text:p>4,736</text:p>
          </table:table-cell>
          <table:table-cell office:value-type="float" office:value="3792" table:style-name="ce10">
            <text:p>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5" table:style-name="ce53">
            <text:p>2,925</text:p>
          </table:table-cell>
          <table:table-cell office:value-type="float" office:value="7270" table:style-name="ce11">
            <text:p>7,270</text:p>
          </table:table-cell>
          <table:table-cell office:value-type="float" office:value="4112" table:style-name="ce11">
            <text:p>4,112</text:p>
          </table:table-cell>
          <table:table-cell office:value-type="float" office:value="3158" table:style-name="ce10">
            <text:p>3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3" table:style-name="ce53">
            <text:p>3,043</text:p>
          </table:table-cell>
          <table:table-cell office:value-type="float" office:value="7957" table:style-name="ce11">
            <text:p>7,957</text:p>
          </table:table-cell>
          <table:table-cell office:value-type="float" office:value="4234" table:style-name="ce11">
            <text:p>4,234</text:p>
          </table:table-cell>
          <table:table-cell office:value-type="float" office:value="3723" table:style-name="ce10">
            <text:p>3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04" table:style-name="ce53">
            <text:p>3,204</text:p>
          </table:table-cell>
          <table:table-cell office:value-type="float" office:value="8266" table:style-name="ce11">
            <text:p>8,266</text:p>
          </table:table-cell>
          <table:table-cell office:value-type="float" office:value="4310" table:style-name="ce11">
            <text:p>4,310</text:p>
          </table:table-cell>
          <table:table-cell office:value-type="float" office:value="3956" table:style-name="ce10">
            <text:p>3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6" table:style-name="ce53">
            <text:p>1,146</text:p>
          </table:table-cell>
          <table:table-cell office:value-type="float" office:value="3894" table:style-name="ce11">
            <text:p>3,894</text:p>
          </table:table-cell>
          <table:table-cell office:value-type="float" office:value="2045" table:style-name="ce11">
            <text:p>2,045</text:p>
          </table:table-cell>
          <table:table-cell office:value-type="float" office:value="1849" table:style-name="ce10">
            <text:p>1,8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3">
            <text:p>1,067</text:p>
          </table:table-cell>
          <table:table-cell office:value-type="float" office:value="3566" table:style-name="ce11">
            <text:p>3,566</text:p>
          </table:table-cell>
          <table:table-cell office:value-type="float" office:value="1906" table:style-name="ce11">
            <text:p>1,906</text:p>
          </table:table-cell>
          <table:table-cell office:value-type="float" office:value="1660" table:style-name="ce10">
            <text:p>1,6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15" table:style-name="ce11">
            <text:p>4,215</text:p>
          </table:table-cell>
          <table:table-cell office:value-type="float" office:value="2238" table:style-name="ce11">
            <text:p>2,238</text:p>
          </table:table-cell>
          <table:table-cell office:value-type="float" office:value="1977" table:style-name="ce10">
            <text:p>1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6" table:style-name="ce53">
            <text:p>1,456</text:p>
          </table:table-cell>
          <table:table-cell office:value-type="float" office:value="3521" table:style-name="ce11">
            <text:p>3,521</text:p>
          </table:table-cell>
          <table:table-cell office:value-type="float" office:value="1919" table:style-name="ce11">
            <text:p>1,919</text:p>
          </table:table-cell>
          <table:table-cell office:value-type="float" office:value="1602" table:style-name="ce10">
            <text:p>1,6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26" table:style-name="ce53">
            <text:p>1,126</text:p>
          </table:table-cell>
          <table:table-cell office:value-type="float" office:value="3655" table:style-name="ce11">
            <text:p>3,655</text:p>
          </table:table-cell>
          <table:table-cell office:value-type="float" office:value="1868" table:style-name="ce11">
            <text:p>1,868</text:p>
          </table:table-cell>
          <table:table-cell office:value-type="float" office:value="1787" table:style-name="ce10">
            <text:p>1,7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45" table:style-name="ce54">
            <text:p>1,845</text:p>
          </table:table-cell>
          <table:table-cell office:value-type="float" office:value="5068" table:style-name="ce18">
            <text:p>5,068</text:p>
          </table:table-cell>
          <table:table-cell office:value-type="float" office:value="2554" table:style-name="ce18">
            <text:p>2,554</text:p>
          </table:table-cell>
          <table:table-cell office:value-type="float" office:value="2514" table:style-name="ce17">
            <text:p>2,514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901" table:style-name="ce72">
            <text:p>125,901</text:p>
          </table:table-cell>
          <table:table-cell office:value-type="float" office:value="329374" table:style-name="ce80">
            <text:p>329,374</text:p>
          </table:table-cell>
          <table:table-cell office:value-type="float" office:value="167288" table:style-name="ce80">
            <text:p>167,288</text:p>
          </table:table-cell>
          <table:table-cell office:value-type="float" office:value="162086" table:style-name="ce74">
            <text:p>162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23" table:style-name="ce53">
            <text:p>41,523</text:p>
          </table:table-cell>
          <table:table-cell office:value-type="float" office:value="104445" table:style-name="ce11">
            <text:p>104,445</text:p>
          </table:table-cell>
          <table:table-cell office:value-type="float" office:value="50414" table:style-name="ce11">
            <text:p>50,414</text:p>
          </table:table-cell>
          <table:table-cell office:value-type="float" office:value="54031" table:style-name="ce10">
            <text:p>54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12" table:style-name="ce53">
            <text:p>4,412</text:p>
          </table:table-cell>
          <table:table-cell office:value-type="float" office:value="10881" table:style-name="ce11">
            <text:p>10,881</text:p>
          </table:table-cell>
          <table:table-cell office:value-type="float" office:value="5649" table:style-name="ce11">
            <text:p>5,649</text:p>
          </table:table-cell>
          <table:table-cell office:value-type="float" office:value="5232" table:style-name="ce10">
            <text:p>5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1" table:style-name="ce53">
            <text:p>8,911</text:p>
          </table:table-cell>
          <table:table-cell office:value-type="float" office:value="24391" table:style-name="ce11">
            <text:p>24,391</text:p>
          </table:table-cell>
          <table:table-cell office:value-type="float" office:value="12922" table:style-name="ce11">
            <text:p>12,922</text:p>
          </table:table-cell>
          <table:table-cell office:value-type="float" office:value="11469" table:style-name="ce10">
            <text:p>11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47" table:style-name="ce53">
            <text:p>7,747</text:p>
          </table:table-cell>
          <table:table-cell office:value-type="float" office:value="20210" table:style-name="ce11">
            <text:p>20,210</text:p>
          </table:table-cell>
          <table:table-cell office:value-type="float" office:value="10403" table:style-name="ce11">
            <text:p>10,403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008" table:style-name="ce53">
            <text:p>32,008</text:p>
          </table:table-cell>
          <table:table-cell office:value-type="float" office:value="83667" table:style-name="ce11">
            <text:p>83,667</text:p>
          </table:table-cell>
          <table:table-cell office:value-type="float" office:value="42113" table:style-name="ce11">
            <text:p>42,113</text:p>
          </table:table-cell>
          <table:table-cell office:value-type="float" office:value="41554" table:style-name="ce10">
            <text:p>41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10" table:style-name="ce53">
            <text:p>7,210</text:p>
          </table:table-cell>
          <table:table-cell office:value-type="float" office:value="18072" table:style-name="ce11">
            <text:p>18,072</text:p>
          </table:table-cell>
          <table:table-cell office:value-type="float" office:value="9623" table:style-name="ce11">
            <text:p>9,623</text:p>
          </table:table-cell>
          <table:table-cell office:value-type="float" office:value="8449" table:style-name="ce10">
            <text:p>8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4" table:style-name="ce53">
            <text:p>5,004</text:p>
          </table:table-cell>
          <table:table-cell office:value-type="float" office:value="12903" table:style-name="ce11">
            <text:p>12,903</text:p>
          </table:table-cell>
          <table:table-cell office:value-type="float" office:value="6863" table:style-name="ce11">
            <text:p>6,863</text:p>
          </table:table-cell>
          <table:table-cell office:value-type="float" office:value="6040" table:style-name="ce10">
            <text:p>6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9" table:style-name="ce53">
            <text:p>1,709</text:p>
          </table:table-cell>
          <table:table-cell office:value-type="float" office:value="4386" table:style-name="ce11">
            <text:p>4,386</text:p>
          </table:table-cell>
          <table:table-cell office:value-type="float" office:value="2434" table:style-name="ce11">
            <text:p>2,434</text:p>
          </table:table-cell>
          <table:table-cell office:value-type="float" office:value="1952" table:style-name="ce10">
            <text:p>1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50" table:style-name="ce53">
            <text:p>4,750</text:p>
          </table:table-cell>
          <table:table-cell office:value-type="float" office:value="11660" table:style-name="ce11">
            <text:p>11,660</text:p>
          </table:table-cell>
          <table:table-cell office:value-type="float" office:value="6294" table:style-name="ce11">
            <text:p>6,294</text:p>
          </table:table-cell>
          <table:table-cell office:value-type="float" office:value="5366" table:style-name="ce10">
            <text:p>5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32" table:style-name="ce53">
            <text:p>4,032</text:p>
          </table:table-cell>
          <table:table-cell office:value-type="float" office:value="10432" table:style-name="ce11">
            <text:p>10,432</text:p>
          </table:table-cell>
          <table:table-cell office:value-type="float" office:value="5671" table:style-name="ce11">
            <text:p>5,671</text:p>
          </table:table-cell>
          <table:table-cell office:value-type="float" office:value="4761" table:style-name="ce10">
            <text:p>4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05" table:style-name="ce53">
            <text:p>4,805</text:p>
          </table:table-cell>
          <table:table-cell office:value-type="float" office:value="15884" table:style-name="ce11">
            <text:p>15,884</text:p>
          </table:table-cell>
          <table:table-cell office:value-type="float" office:value="8191" table:style-name="ce11">
            <text:p>8,191</text:p>
          </table:table-cell>
          <table:table-cell office:value-type="float" office:value="7693" table:style-name="ce10">
            <text:p>7,6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094" table:style-name="ce53">
            <text:p>2,094</text:p>
          </table:table-cell>
          <table:table-cell office:value-type="float" office:value="6384" table:style-name="ce11">
            <text:p>6,384</text:p>
          </table:table-cell>
          <table:table-cell office:value-type="float" office:value="3371" table:style-name="ce11">
            <text:p>3,371</text:p>
          </table:table-cell>
          <table:table-cell office:value-type="float" office:value="3013" table:style-name="ce10">
            <text:p>3,0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6" table:style-name="ce54">
            <text:p>1,696</text:p>
          </table:table-cell>
          <table:table-cell office:value-type="float" office:value="6059" table:style-name="ce18">
            <text:p>6,059</text:p>
          </table:table-cell>
          <table:table-cell office:value-type="float" office:value="3340" table:style-name="ce18">
            <text:p>3,340</text:p>
          </table:table-cell>
          <table:table-cell office:value-type="float" office:value="2719" table:style-name="ce17">
            <text:p>2,71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884" table:style-name="ce72">
            <text:p>39,884</text:p>
          </table:table-cell>
          <table:table-cell office:value-type="float" office:value="104005" table:style-name="ce80">
            <text:p>104,005</text:p>
          </table:table-cell>
          <table:table-cell office:value-type="float" office:value="53592" table:style-name="ce80">
            <text:p>53,592</text:p>
          </table:table-cell>
          <table:table-cell office:value-type="float" office:value="50413" table:style-name="ce74">
            <text:p>50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540" table:style-name="ce53">
            <text:p>24,540</text:p>
          </table:table-cell>
          <table:table-cell office:value-type="float" office:value="62242" table:style-name="ce11">
            <text:p>62,242</text:p>
          </table:table-cell>
          <table:table-cell office:value-type="float" office:value="31666" table:style-name="ce11">
            <text:p>31,666</text:p>
          </table:table-cell>
          <table:table-cell office:value-type="float" office:value="30576" table:style-name="ce10">
            <text:p>30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47" table:style-name="ce53">
            <text:p>5,547</text:p>
          </table:table-cell>
          <table:table-cell office:value-type="float" office:value="14500" table:style-name="ce11">
            <text:p>14,500</text:p>
          </table:table-cell>
          <table:table-cell office:value-type="float" office:value="7634" table:style-name="ce11">
            <text:p>7,634</text:p>
          </table:table-cell>
          <table:table-cell office:value-type="float" office:value="6866" table:style-name="ce10">
            <text:p>6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93" table:style-name="ce53">
            <text:p>3,393</text:p>
          </table:table-cell>
          <table:table-cell office:value-type="float" office:value="9809" table:style-name="ce11">
            <text:p>9,809</text:p>
          </table:table-cell>
          <table:table-cell office:value-type="float" office:value="5140" table:style-name="ce11">
            <text:p>5,140</text:p>
          </table:table-cell>
          <table:table-cell office:value-type="float" office:value="4669" table:style-name="ce10">
            <text:p>4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04" table:style-name="ce53">
            <text:p>3,004</text:p>
          </table:table-cell>
          <table:table-cell office:value-type="float" office:value="8408" table:style-name="ce11">
            <text:p>8,408</text:p>
          </table:table-cell>
          <table:table-cell office:value-type="float" office:value="4338" table:style-name="ce11">
            <text:p>4,338</text:p>
          </table:table-cell>
          <table:table-cell office:value-type="float" office:value="4070" table:style-name="ce10">
            <text:p>4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5" table:style-name="ce53">
            <text:p>2,025</text:p>
          </table:table-cell>
          <table:table-cell office:value-type="float" office:value="5188" table:style-name="ce11">
            <text:p>5,188</text:p>
          </table:table-cell>
          <table:table-cell office:value-type="float" office:value="2801" table:style-name="ce11">
            <text:p>2,801</text:p>
          </table:table-cell>
          <table:table-cell office:value-type="float" office:value="2387" table:style-name="ce10">
            <text:p>2,38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5" table:style-name="ce54">
            <text:p>1,375</text:p>
          </table:table-cell>
          <table:table-cell office:value-type="float" office:value="3858" table:style-name="ce18">
            <text:p>3,858</text:p>
          </table:table-cell>
          <table:table-cell office:value-type="float" office:value="2013" table:style-name="ce18">
            <text:p>2,013</text:p>
          </table:table-cell>
          <table:table-cell office:value-type="float" office:value="1845" table:style-name="ce17">
            <text:p>1,84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800" table:style-name="ce72">
            <text:p>152,800</text:p>
          </table:table-cell>
          <table:table-cell office:value-type="float" office:value="371560" table:style-name="ce80">
            <text:p>371,560</text:p>
          </table:table-cell>
          <table:table-cell office:value-type="float" office:value="185963" table:style-name="ce80">
            <text:p>185,963</text:p>
          </table:table-cell>
          <table:table-cell office:value-type="float" office:value="185597" table:style-name="ce74">
            <text:p>185,59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634" table:style-name="ce53">
            <text:p>22,634</text:p>
          </table:table-cell>
          <table:table-cell office:value-type="float" office:value="52163" table:style-name="ce11">
            <text:p>52,163</text:p>
          </table:table-cell>
          <table:table-cell office:value-type="float" office:value="26667" table:style-name="ce11">
            <text:p>26,667</text:p>
          </table:table-cell>
          <table:table-cell office:value-type="float" office:value="25496" table:style-name="ce10">
            <text:p>25,49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461" table:style-name="ce53">
            <text:p>21,461</text:p>
          </table:table-cell>
          <table:table-cell office:value-type="float" office:value="54006" table:style-name="ce11">
            <text:p>54,006</text:p>
          </table:table-cell>
          <table:table-cell office:value-type="float" office:value="27132" table:style-name="ce11">
            <text:p>27,132</text:p>
          </table:table-cell>
          <table:table-cell office:value-type="float" office:value="26874" table:style-name="ce10">
            <text:p>26,87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669" table:style-name="ce53">
            <text:p>15,669</text:p>
          </table:table-cell>
          <table:table-cell office:value-type="float" office:value="38709" table:style-name="ce11">
            <text:p>38,709</text:p>
          </table:table-cell>
          <table:table-cell office:value-type="float" office:value="19428" table:style-name="ce11">
            <text:p>19,428</text:p>
          </table:table-cell>
          <table:table-cell office:value-type="float" office:value="19281" table:style-name="ce10">
            <text:p>19,28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198" table:style-name="ce53">
            <text:p>19,198</text:p>
          </table:table-cell>
          <table:table-cell office:value-type="float" office:value="44379" table:style-name="ce11">
            <text:p>44,379</text:p>
          </table:table-cell>
          <table:table-cell office:value-type="float" office:value="21987" table:style-name="ce11">
            <text:p>21,987</text:p>
          </table:table-cell>
          <table:table-cell office:value-type="float" office:value="22392" table:style-name="ce10">
            <text:p>22,39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76" table:style-name="ce53">
            <text:p>19,276</text:p>
          </table:table-cell>
          <table:table-cell office:value-type="float" office:value="47938" table:style-name="ce11">
            <text:p>47,938</text:p>
          </table:table-cell>
          <table:table-cell office:value-type="float" office:value="24285" table:style-name="ce11">
            <text:p>24,285</text:p>
          </table:table-cell>
          <table:table-cell office:value-type="float" office:value="23653" table:style-name="ce10">
            <text:p>23,65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427" table:style-name="ce53">
            <text:p>33,427</text:p>
          </table:table-cell>
          <table:table-cell office:value-type="float" office:value="82338" table:style-name="ce11">
            <text:p>82,338</text:p>
          </table:table-cell>
          <table:table-cell office:value-type="float" office:value="40730" table:style-name="ce11">
            <text:p>40,730</text:p>
          </table:table-cell>
          <table:table-cell office:value-type="float" office:value="41608" table:style-name="ce10">
            <text:p>41,60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135" table:style-name="ce54">
            <text:p>21,135</text:p>
          </table:table-cell>
          <table:table-cell office:value-type="float" office:value="52027" table:style-name="ce18">
            <text:p>52,027</text:p>
          </table:table-cell>
          <table:table-cell office:value-type="float" office:value="25734" table:style-name="ce18">
            <text:p>25,734</text:p>
          </table:table-cell>
          <table:table-cell office:value-type="float" office:value="26293" table:style-name="ce17">
            <text:p>26,29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2992" table:style-name="ce72">
            <text:p>162,992</text:p>
          </table:table-cell>
          <table:table-cell office:value-type="float" office:value="440717" table:style-name="ce80">
            <text:p>440,717</text:p>
          </table:table-cell>
          <table:table-cell office:value-type="float" office:value="217633" table:style-name="ce80">
            <text:p>217,633</text:p>
          </table:table-cell>
          <table:table-cell office:value-type="float" office:value="223084" table:style-name="ce74">
            <text:p>223,0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9249" table:style-name="ce53">
            <text:p>79,249</text:p>
          </table:table-cell>
          <table:table-cell office:value-type="float" office:value="212234" table:style-name="ce11">
            <text:p>212,234</text:p>
          </table:table-cell>
          <table:table-cell office:value-type="float" office:value="104430" table:style-name="ce11">
            <text:p>104,430</text:p>
          </table:table-cell>
          <table:table-cell office:value-type="float" office:value="107804" table:style-name="ce10">
            <text:p>107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570" table:style-name="ce53">
            <text:p>56,570</text:p>
          </table:table-cell>
          <table:table-cell office:value-type="float" office:value="150572" table:style-name="ce11">
            <text:p>150,572</text:p>
          </table:table-cell>
          <table:table-cell office:value-type="float" office:value="73594" table:style-name="ce11">
            <text:p>73,594</text:p>
          </table:table-cell>
          <table:table-cell office:value-type="float" office:value="76978" table:style-name="ce10">
            <text:p>76,9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173" table:style-name="ce54">
            <text:p>27,173</text:p>
          </table:table-cell>
          <table:table-cell office:value-type="float" office:value="77911" table:style-name="ce18">
            <text:p>77,911</text:p>
          </table:table-cell>
          <table:table-cell office:value-type="float" office:value="39609" table:style-name="ce18">
            <text:p>39,609</text:p>
          </table:table-cell>
          <table:table-cell office:value-type="float" office:value="38302" table:style-name="ce17">
            <text:p>38,302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433" table:style-name="ce72">
            <text:p>99,433</text:p>
          </table:table-cell>
          <table:table-cell office:value-type="float" office:value="269338" table:style-name="ce80">
            <text:p>269,338</text:p>
          </table:table-cell>
          <table:table-cell office:value-type="float" office:value="130937" table:style-name="ce80">
            <text:p>130,937</text:p>
          </table:table-cell>
          <table:table-cell office:value-type="float" office:value="138401" table:style-name="ce74">
            <text:p>138,4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60" table:style-name="ce53">
            <text:p>45,460</text:p>
          </table:table-cell>
          <table:table-cell office:value-type="float" office:value="122057" table:style-name="ce11">
            <text:p>122,057</text:p>
          </table:table-cell>
          <table:table-cell office:value-type="float" office:value="58755" table:style-name="ce11">
            <text:p>58,755</text:p>
          </table:table-cell>
          <table:table-cell office:value-type="float" office:value="63302" table:style-name="ce10">
            <text:p>63,30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973" table:style-name="ce54">
            <text:p>53,973</text:p>
          </table:table-cell>
          <table:table-cell office:value-type="float" office:value="147281" table:style-name="ce18">
            <text:p>147,281</text:p>
          </table:table-cell>
          <table:table-cell office:value-type="float" office:value="72182" table:style-name="ce18">
            <text:p>72,182</text:p>
          </table:table-cell>
          <table:table-cell office:value-type="float" office:value="75099" table:style-name="ce17">
            <text:p>75,09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899" table:style-name="ce72">
            <text:p>39,899</text:p>
          </table:table-cell>
          <table:table-cell office:value-type="float" office:value="137255" table:style-name="ce80">
            <text:p>137,255</text:p>
          </table:table-cell>
          <table:table-cell office:value-type="float" office:value="68605" table:style-name="ce80">
            <text:p>68,605</text:p>
          </table:table-cell>
          <table:table-cell office:value-type="float" office:value="68650" table:style-name="ce74">
            <text:p>68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70" table:style-name="ce53">
            <text:p>12,870</text:p>
          </table:table-cell>
          <table:table-cell office:value-type="float" office:value="43228" table:style-name="ce11">
            <text:p>43,228</text:p>
          </table:table-cell>
          <table:table-cell office:value-type="float" office:value="21586" table:style-name="ce11">
            <text:p>21,586</text:p>
          </table:table-cell>
          <table:table-cell office:value-type="float" office:value="21642" table:style-name="ce10">
            <text:p>21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896" table:style-name="ce53">
            <text:p>8,896</text:p>
          </table:table-cell>
          <table:table-cell office:value-type="float" office:value="29335" table:style-name="ce11">
            <text:p>29,335</text:p>
          </table:table-cell>
          <table:table-cell office:value-type="float" office:value="14750" table:style-name="ce11">
            <text:p>14,750</text:p>
          </table:table-cell>
          <table:table-cell office:value-type="float" office:value="14585" table:style-name="ce10">
            <text:p>14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301" table:style-name="ce53">
            <text:p>6,301</text:p>
          </table:table-cell>
          <table:table-cell office:value-type="float" office:value="20515" table:style-name="ce11">
            <text:p>20,515</text:p>
          </table:table-cell>
          <table:table-cell office:value-type="float" office:value="10146" table:style-name="ce11">
            <text:p>10,146</text:p>
          </table:table-cell>
          <table:table-cell office:value-type="float" office:value="10369" table:style-name="ce10">
            <text:p>10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560" table:style-name="ce53">
            <text:p>8,560</text:p>
          </table:table-cell>
          <table:table-cell office:value-type="float" office:value="30788" table:style-name="ce11">
            <text:p>30,788</text:p>
          </table:table-cell>
          <table:table-cell office:value-type="float" office:value="15527" table:style-name="ce11">
            <text:p>15,527</text:p>
          </table:table-cell>
          <table:table-cell office:value-type="float" office:value="15261" table:style-name="ce10">
            <text:p>15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38" table:style-name="ce53">
            <text:p>3,138</text:p>
          </table:table-cell>
          <table:table-cell office:value-type="float" office:value="12704" table:style-name="ce11">
            <text:p>12,704</text:p>
          </table:table-cell>
          <table:table-cell office:value-type="float" office:value="6250" table:style-name="ce11">
            <text:p>6,250</text:p>
          </table:table-cell>
          <table:table-cell office:value-type="float" office:value="6454" table:style-name="ce10">
            <text:p>6,45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5" table:style-name="ce18">
            <text:p>685</text:p>
          </table:table-cell>
          <table:table-cell office:value-type="float" office:value="346" table:style-name="ce18">
            <text:p>346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842" table:style-name="ce72">
            <text:p>2,842</text:p>
          </table:table-cell>
          <table:table-cell office:value-type="float" office:value="12841" table:style-name="ce80">
            <text:p>12,841</text:p>
          </table:table-cell>
          <table:table-cell office:value-type="float" office:value="7321" table:style-name="ce80">
            <text:p>7,321</text:p>
          </table:table-cell>
          <table:table-cell office:value-type="float" office:value="5520" table:style-name="ce74">
            <text:p>5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658" table:style-name="ce53">
            <text:p>1,658</text:p>
          </table:table-cell>
          <table:table-cell office:value-type="float" office:value="7521" table:style-name="ce11">
            <text:p>7,521</text:p>
          </table:table-cell>
          <table:table-cell office:value-type="float" office:value="4218" table:style-name="ce11">
            <text:p>4,218</text:p>
          </table:table-cell>
          <table:table-cell office:value-type="float" office:value="3303" table:style-name="ce10">
            <text:p>3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63" table:style-name="ce53">
            <text:p>563</text:p>
          </table:table-cell>
          <table:table-cell office:value-type="float" office:value="2365" table:style-name="ce11">
            <text:p>2,365</text:p>
          </table:table-cell>
          <table:table-cell office:value-type="float" office:value="1317" table:style-name="ce11">
            <text:p>1,317</text:p>
          </table:table-cell>
          <table:table-cell office:value-type="float" office:value="1048" table:style-name="ce10">
            <text:p>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91" table:style-name="ce53">
            <text:p>291</text:p>
          </table:table-cell>
          <table:table-cell office:value-type="float" office:value="1611" table:style-name="ce11">
            <text:p>1,611</text:p>
          </table:table-cell>
          <table:table-cell office:value-type="float" office:value="981" table:style-name="ce11">
            <text:p>981</text:p>
          </table:table-cell>
          <table:table-cell office:value-type="float" office:value="630" table:style-name="ce10">
            <text:p>63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30" table:style-name="ce54">
            <text:p>330</text:p>
          </table:table-cell>
          <table:table-cell office:value-type="float" office:value="1344" table:style-name="ce18">
            <text:p>1,344</text:p>
          </table:table-cell>
          <table:table-cell office:value-type="float" office:value="805" table:style-name="ce18">
            <text:p>805</text:p>
          </table:table-cell>
          <table:table-cell office:value-type="float" office:value="539" table:style-name="ce17">
            <text:p>53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12-05T05:24:16Z</dc:date>
    <meta:print-date>2016-06-01T09:05:34Z</meta:print-date>
  </office:meta>
</office:document-meta>
</file>